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500" table:style-name="ta1">
        <table:shapes>
          <draw:frame draw:z-index="0" draw:style-name="gr1" draw:text-style-name="P1" svg:width="159.99mm" svg:height="89.99mm" svg:x="249.36mm" svg:y="5.51mm">
            <loext:p draw:notify-on-update-of-ranges="'500'.H2:'500'.H10 '500'.I2:'500'.I10 '500'.H2:'500'.H10 '500'.H2:'500'.H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dim</text:p>
          </table:table-cell>
          <table:table-cell table:style-name="ce1" office:value-type="string" calcext:value-type="string">
            <text:p>num_threads</text:p>
          </table:table-cell>
          <table:table-cell table:style-name="ce1" office:value-type="string" calcext:value-type="string">
            <text:p>time_taken</text:p>
          </table:table-cell>
          <table:table-cell table:style-name="ce1" office:value-type="string" calcext:value-type="string">
            <text:p>frac_single_thread</text:p>
          </table:table-cell>
          <table:table-cell table:style-name="ce1" office:value-type="string" calcext:value-type="string">
            <text:p>rel_speedup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136818" calcext:value-type="float">
            <text:p>0.136818</text:p>
          </table:table-cell>
          <table:table-cell table:style-name="Default" table:formula="of:=[.C2]/[.C2]" office:value-type="float" office:value="1" calcext:value-type="float">
            <text:p>1</text:p>
          </table:table-cell>
          <table:table-cell table:formula="of:=1/[.D2]" office:value-type="float" office:value="1" calcext:value-type="float">
            <text:p>1</text:p>
          </table:table-cell>
          <table:table-cell table:number-columns-repeated="2"/>
          <table:table-cell table:formula="of:=[.B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032769" calcext:value-type="float">
            <text:p>0.032769</text:p>
          </table:table-cell>
          <table:table-cell table:style-name="Default" table:formula="of:=[.C3]/[.$C$2]" office:value-type="float" office:value="0.239507959479016" calcext:value-type="float">
            <text:p>0.2395079595</text:p>
          </table:table-cell>
          <table:table-cell table:formula="of:=1/[.D3]" office:value-type="float" office:value="4.17522658610272" calcext:value-type="float">
            <text:p>4.1752265861</text:p>
          </table:table-cell>
          <table:table-cell table:number-columns-repeated="2"/>
          <table:table-cell table:formula="of:=[.B3]" office:value-type="float" office:value="5" calcext:value-type="float">
            <text:p>5</text:p>
          </table:table-cell>
          <table:table-cell table:formula="of:=[.E3]" office:value-type="float" office:value="4.17522658610272" calcext:value-type="float">
            <text:p>4.17522658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03897" calcext:value-type="float">
            <text:p>0.03897</text:p>
          </table:table-cell>
          <table:table-cell table:style-name="Default" table:formula="of:=[.C4]/[.$C$2]" office:value-type="float" office:value="0.284830943296935" calcext:value-type="float">
            <text:p>0.2848309433</text:p>
          </table:table-cell>
          <table:table-cell table:formula="of:=1/[.D4]" office:value-type="float" office:value="3.5108545034642" calcext:value-type="float">
            <text:p>3.5108545035</text:p>
          </table:table-cell>
          <table:table-cell table:number-columns-repeated="2"/>
          <table:table-cell table:formula="of:=[.B4]" office:value-type="float" office:value="10" calcext:value-type="float">
            <text:p>10</text:p>
          </table:table-cell>
          <table:table-cell table:formula="of:=[.E4]" office:value-type="float" office:value="3.5108545034642" calcext:value-type="float">
            <text:p>3.51085450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0.061737" calcext:value-type="float">
            <text:p>0.061737</text:p>
          </table:table-cell>
          <table:table-cell table:style-name="Default" table:formula="of:=[.C5]/[.$C$2]" office:value-type="float" office:value="0.451234486690348" calcext:value-type="float">
            <text:p>0.4512344867</text:p>
          </table:table-cell>
          <table:table-cell table:formula="of:=1/[.D5]" office:value-type="float" office:value="2.21614266971184" calcext:value-type="float">
            <text:p>2.2161426697</text:p>
          </table:table-cell>
          <table:table-cell table:number-columns-repeated="2"/>
          <table:table-cell table:formula="of:=[.B5]" office:value-type="float" office:value="15" calcext:value-type="float">
            <text:p>15</text:p>
          </table:table-cell>
          <table:table-cell table:formula="of:=[.E5]" office:value-type="float" office:value="2.21614266971184" calcext:value-type="float">
            <text:p>2.21614266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.109617" calcext:value-type="float">
            <text:p>0.109617</text:p>
          </table:table-cell>
          <table:table-cell table:style-name="Default" table:formula="of:=[.C6]/[.$C$2]" office:value-type="float" office:value="0.801188440117528" calcext:value-type="float">
            <text:p>0.8011884401</text:p>
          </table:table-cell>
          <table:table-cell table:formula="of:=1/[.D6]" office:value-type="float" office:value="1.24814581679849" calcext:value-type="float">
            <text:p>1.2481458168</text:p>
          </table:table-cell>
          <table:table-cell table:number-columns-repeated="2"/>
          <table:table-cell table:formula="of:=[.B6]" office:value-type="float" office:value="20" calcext:value-type="float">
            <text:p>20</text:p>
          </table:table-cell>
          <table:table-cell table:formula="of:=[.E6]" office:value-type="float" office:value="1.24814581679849" calcext:value-type="float">
            <text:p>1.24814581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0.094764" calcext:value-type="float">
            <text:p>0.094764</text:p>
          </table:table-cell>
          <table:table-cell table:style-name="Default" table:formula="of:=[.C7]/[.$C$2]" office:value-type="float" office:value="0.692628162961014" calcext:value-type="float">
            <text:p>0.692628163</text:p>
          </table:table-cell>
          <table:table-cell table:formula="of:=1/[.D7]" office:value-type="float" office:value="1.44377611751298" calcext:value-type="float">
            <text:p>1.4437761175</text:p>
          </table:table-cell>
          <table:table-cell table:number-columns-repeated="2"/>
          <table:table-cell table:formula="of:=[.B7]" office:value-type="float" office:value="25" calcext:value-type="float">
            <text:p>25</text:p>
          </table:table-cell>
          <table:table-cell table:formula="of:=[.E7]" office:value-type="float" office:value="1.44377611751298" calcext:value-type="float">
            <text:p>1.44377611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float" office:value="0.085122" calcext:value-type="float">
            <text:p>0.085122</text:p>
          </table:table-cell>
          <table:table-cell table:style-name="Default" table:formula="of:=[.C8]/[.$C$2]" office:value-type="float" office:value="0.622154979607946" calcext:value-type="float">
            <text:p>0.6221549796</text:p>
          </table:table-cell>
          <table:table-cell table:formula="of:=1/[.D8]" office:value-type="float" office:value="1.60731655741172" calcext:value-type="float">
            <text:p>1.6073165574</text:p>
          </table:table-cell>
          <table:table-cell table:number-columns-repeated="2"/>
          <table:table-cell table:formula="of:=[.B8]" office:value-type="float" office:value="30" calcext:value-type="float">
            <text:p>30</text:p>
          </table:table-cell>
          <table:table-cell table:formula="of:=[.E8]" office:value-type="float" office:value="1.60731655741172" calcext:value-type="float">
            <text:p>1.60731655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5" calcext:value-type="float">
            <text:p>35</text:p>
          </table:table-cell>
          <table:table-cell office:value-type="float" office:value="0.074294" calcext:value-type="float">
            <text:p>0.074294</text:p>
          </table:table-cell>
          <table:table-cell table:style-name="Default" table:formula="of:=[.C9]/[.$C$2]" office:value-type="float" office:value="0.543013346197138" calcext:value-type="float">
            <text:p>0.5430133462</text:p>
          </table:table-cell>
          <table:table-cell table:formula="of:=1/[.D9]" office:value-type="float" office:value="1.841575362748" calcext:value-type="float">
            <text:p>1.8415753627</text:p>
          </table:table-cell>
          <table:table-cell table:number-columns-repeated="2"/>
          <table:table-cell table:formula="of:=[.B9]" office:value-type="float" office:value="35" calcext:value-type="float">
            <text:p>35</text:p>
          </table:table-cell>
          <table:table-cell table:formula="of:=[.E9]" office:value-type="float" office:value="1.841575362748" calcext:value-type="float">
            <text:p>1.84157536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0.061368" calcext:value-type="float">
            <text:p>0.061368</text:p>
          </table:table-cell>
          <table:table-cell table:style-name="Default" table:formula="of:=[.C10]/[.$C$2]" office:value-type="float" office:value="0.448537473139499" calcext:value-type="float">
            <text:p>0.4485374731</text:p>
          </table:table-cell>
          <table:table-cell table:formula="of:=1/[.D10]" office:value-type="float" office:value="2.22946812671099" calcext:value-type="float">
            <text:p>2.2294681267</text:p>
          </table:table-cell>
          <table:table-cell table:number-columns-repeated="2"/>
          <table:table-cell table:formula="of:=[.B10]" office:value-type="float" office:value="40" calcext:value-type="float">
            <text:p>40</text:p>
          </table:table-cell>
          <table:table-cell table:formula="of:=[.E10]" office:value-type="float" office:value="2.22946812671099" calcext:value-type="float">
            <text:p>2.22946812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[.A1]&amp;&quot;,&quot;&amp;[.B1]&amp;&quot;,&quot;&amp;[.C1]&amp;&quot;,&quot;&amp;[.D1]&amp;&quot;,&quot;&amp;[.E1]" office:value-type="string" office:string-value="dim,num_threads,time_taken,frac_single_thread,rel_speedup" calcext:value-type="string">
            <text:p>dim,num_threads,time_taken,frac_single_thread,rel_speedup</text:p>
          </table:table-cell>
          <table:table-cell table:number-columns-repeated="8"/>
        </table:table-row>
        <table:table-row table:style-name="ro1">
          <table:table-cell table:formula="of:=[.A2]&amp;&quot;,&quot;&amp;[.B2]&amp;&quot;,&quot;&amp;[.C2]&amp;&quot;,&quot;&amp;[.D2]&amp;&quot;,&quot;&amp;[.E2]" office:value-type="string" office:string-value="500,1,0.136818,1,1" calcext:value-type="string">
            <text:p>500,1,0.136818,1,1</text:p>
          </table:table-cell>
          <table:table-cell table:number-columns-repeated="8"/>
        </table:table-row>
        <table:table-row table:style-name="ro1">
          <table:table-cell table:formula="of:=[.A3]&amp;&quot;,&quot;&amp;[.B3]&amp;&quot;,&quot;&amp;[.C3]&amp;&quot;,&quot;&amp;[.D3]&amp;&quot;,&quot;&amp;[.E3]" office:value-type="string" office:string-value="500,5,0.032769,0.239507959479016,4.17522658610272" calcext:value-type="string">
            <text:p>500,5,0.032769,0.239507959479016,4.17522658610272</text:p>
          </table:table-cell>
          <table:table-cell table:number-columns-repeated="8"/>
        </table:table-row>
        <table:table-row table:style-name="ro1">
          <table:table-cell table:formula="of:=[.A4]&amp;&quot;,&quot;&amp;[.B4]&amp;&quot;,&quot;&amp;[.C4]&amp;&quot;,&quot;&amp;[.D4]&amp;&quot;,&quot;&amp;[.E4]" office:value-type="string" office:string-value="500,10,0.03897,0.284830943296935,3.5108545034642" calcext:value-type="string">
            <text:p>500,10,0.03897,0.284830943296935,3.5108545034642</text:p>
          </table:table-cell>
          <table:table-cell table:number-columns-repeated="8"/>
        </table:table-row>
        <table:table-row table:style-name="ro1">
          <table:table-cell table:formula="of:=[.A5]&amp;&quot;,&quot;&amp;[.B5]&amp;&quot;,&quot;&amp;[.C5]&amp;&quot;,&quot;&amp;[.D5]&amp;&quot;,&quot;&amp;[.E5]" office:value-type="string" office:string-value="500,15,0.061737,0.451234486690348,2.21614266971184" calcext:value-type="string">
            <text:p>500,15,0.061737,0.451234486690348,2.21614266971184</text:p>
          </table:table-cell>
          <table:table-cell table:number-columns-repeated="8"/>
        </table:table-row>
        <table:table-row table:style-name="ro1">
          <table:table-cell table:formula="of:=[.A6]&amp;&quot;,&quot;&amp;[.B6]&amp;&quot;,&quot;&amp;[.C6]&amp;&quot;,&quot;&amp;[.D6]&amp;&quot;,&quot;&amp;[.E6]" office:value-type="string" office:string-value="500,20,0.109617,0.801188440117528,1.24814581679849" calcext:value-type="string">
            <text:p>500,20,0.109617,0.801188440117528,1.24814581679849</text:p>
          </table:table-cell>
          <table:table-cell table:number-columns-repeated="8"/>
        </table:table-row>
        <table:table-row table:style-name="ro1">
          <table:table-cell table:formula="of:=[.A7]&amp;&quot;,&quot;&amp;[.B7]&amp;&quot;,&quot;&amp;[.C7]&amp;&quot;,&quot;&amp;[.D7]&amp;&quot;,&quot;&amp;[.E7]" office:value-type="string" office:string-value="500,25,0.094764,0.692628162961014,1.44377611751298" calcext:value-type="string">
            <text:p>500,25,0.094764,0.692628162961014,1.44377611751298</text:p>
          </table:table-cell>
          <table:table-cell table:number-columns-repeated="8"/>
        </table:table-row>
        <table:table-row table:style-name="ro1">
          <table:table-cell table:formula="of:=[.A8]&amp;&quot;,&quot;&amp;[.B8]&amp;&quot;,&quot;&amp;[.C8]&amp;&quot;,&quot;&amp;[.D8]&amp;&quot;,&quot;&amp;[.E8]" office:value-type="string" office:string-value="500,30,0.085122,0.622154979607946,1.60731655741172" calcext:value-type="string">
            <text:p>500,30,0.085122,0.622154979607946,1.60731655741172</text:p>
          </table:table-cell>
          <table:table-cell table:number-columns-repeated="8"/>
        </table:table-row>
        <table:table-row table:style-name="ro1">
          <table:table-cell table:formula="of:=[.A9]&amp;&quot;,&quot;&amp;[.B9]&amp;&quot;,&quot;&amp;[.C9]&amp;&quot;,&quot;&amp;[.D9]&amp;&quot;,&quot;&amp;[.E9]" office:value-type="string" office:string-value="500,35,0.074294,0.543013346197138,1.841575362748" calcext:value-type="string">
            <text:p>500,35,0.074294,0.543013346197138,1.841575362748</text:p>
          </table:table-cell>
          <table:table-cell table:number-columns-repeated="8"/>
        </table:table-row>
        <table:table-row table:style-name="ro1">
          <table:table-cell table:formula="of:=[.A10]&amp;&quot;,&quot;&amp;[.B10]&amp;&quot;,&quot;&amp;[.C10]&amp;&quot;,&quot;&amp;[.D10]&amp;&quot;,&quot;&amp;[.E10]" office:value-type="string" office:string-value="500,40,0.061368,0.448537473139499,2.22946812671099" calcext:value-type="string">
            <text:p>500,40,0.061368,0.448537473139499,2.22946812671099</text:p>
          </table:table-cell>
          <table:table-cell table:number-columns-repeated="8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1000" table:style-name="ta1">
        <table:shapes>
          <draw:frame draw:z-index="0" draw:style-name="gr1" draw:text-style-name="P1" svg:width="159.99mm" svg:height="89.99mm" svg:x="249.36mm" svg:y="5.51mm">
            <loext:p draw:notify-on-update-of-ranges="'1000'.J2:'1000'.J41 '1000'.K2:'1000'.K41 '1000'.J2:'1000'.J41 '1000'.J2:'1000'.J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Dim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# Threads</text:p>
          </table:table-cell>
          <table:table-cell table:style-name="ce1" office:value-type="string" calcext:value-type="string">
            <text:p>init avg time</text:p>
          </table:table-cell>
          <table:table-cell table:style-name="ce1" office:value-type="string" calcext:value-type="string">
            <text:p>mm avg ti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6575" calcext:value-type="float">
            <text:p>0.036575</text:p>
          </table:table-cell>
          <table:table-cell office:value-type="float" office:value="8.32384" calcext:value-type="float">
            <text:p>8.32384</text:p>
          </table:table-cell>
          <table:table-cell table:style-name="Default" table:formula="of:=[.E2]/[.E2]" office:value-type="float" office:value="1" calcext:value-type="float">
            <text:p>1</text:p>
          </table:table-cell>
          <table:table-cell table:formula="of:=1/[.F2]" office:value-type="float" office:value="1" calcext:value-type="float">
            <text:p>1</text:p>
          </table:table-cell>
          <table:table-cell table:number-columns-repeated="2"/>
          <table:table-cell table:formula="of:=[.C2]" office:value-type="float" office:value="1" calcext:value-type="float">
            <text:p>1</text:p>
          </table:table-cell>
          <table:table-cell table:formula="of:=[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38926" calcext:value-type="float">
            <text:p>0.038926</text:p>
          </table:table-cell>
          <table:table-cell office:value-type="float" office:value="1.789278" calcext:value-type="float">
            <text:p>1.789278</text:p>
          </table:table-cell>
          <table:table-cell table:style-name="Default" table:formula="of:=[.E3]/[.$E$2]" office:value-type="float" office:value="0.214958240427495" calcext:value-type="float">
            <text:p>0.2149582404</text:p>
          </table:table-cell>
          <table:table-cell table:formula="of:=1/[.F3]" office:value-type="float" office:value="4.6520663641983" calcext:value-type="float">
            <text:p>4.6520663642</text:p>
          </table:table-cell>
          <table:table-cell table:number-columns-repeated="2"/>
          <table:table-cell table:formula="of:=[.C3]" office:value-type="float" office:value="5" calcext:value-type="float">
            <text:p>5</text:p>
          </table:table-cell>
          <table:table-cell table:formula="of:=[.G3]" office:value-type="float" office:value="4.6520663641983" calcext:value-type="float">
            <text:p>4.652066364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36537" calcext:value-type="float">
            <text:p>0.036537</text:p>
          </table:table-cell>
          <table:table-cell office:value-type="float" office:value="0.98218" calcext:value-type="float">
            <text:p>0.98218</text:p>
          </table:table-cell>
          <table:table-cell table:style-name="Default" table:formula="of:=[.E4]/[.$E$2]" office:value-type="float" office:value="0.1179960210672" calcext:value-type="float">
            <text:p>0.1179960211</text:p>
          </table:table-cell>
          <table:table-cell table:formula="of:=1/[.F4]" office:value-type="float" office:value="8.47486204158097" calcext:value-type="float">
            <text:p>8.4748620416</text:p>
          </table:table-cell>
          <table:table-cell table:number-columns-repeated="2"/>
          <table:table-cell table:formula="of:=[.C4]" office:value-type="float" office:value="10" calcext:value-type="float">
            <text:p>10</text:p>
          </table:table-cell>
          <table:table-cell table:formula="of:=[.G4]" office:value-type="float" office:value="8.47486204158097" calcext:value-type="float">
            <text:p>8.47486204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37448" calcext:value-type="float">
            <text:p>0.037448</text:p>
          </table:table-cell>
          <table:table-cell office:value-type="float" office:value="0.670694" calcext:value-type="float">
            <text:p>0.670694</text:p>
          </table:table-cell>
          <table:table-cell table:style-name="Default" table:formula="of:=[.E5]/[.$E$2]" office:value-type="float" office:value="0.0805750711210211" calcext:value-type="float">
            <text:p>0.0805750711</text:p>
          </table:table-cell>
          <table:table-cell table:formula="of:=1/[.F5]" office:value-type="float" office:value="12.4107864391213" calcext:value-type="float">
            <text:p>12.4107864391</text:p>
          </table:table-cell>
          <table:table-cell table:number-columns-repeated="2"/>
          <table:table-cell table:formula="of:=[.C5]" office:value-type="float" office:value="15" calcext:value-type="float">
            <text:p>15</text:p>
          </table:table-cell>
          <table:table-cell table:formula="of:=[.G5]" office:value-type="float" office:value="12.4107864391213" calcext:value-type="float">
            <text:p>12.410786439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627197" calcext:value-type="float">
            <text:p>0.627197</text:p>
          </table:table-cell>
          <table:table-cell table:style-name="Default" table:formula="of:=[.E6]/[.$E$2]" office:value-type="float" office:value="0.0753494781254805" calcext:value-type="float">
            <text:p>0.0753494781</text:p>
          </table:table-cell>
          <table:table-cell table:formula="of:=1/[.F6]" office:value-type="float" office:value="13.2714920511418" calcext:value-type="float">
            <text:p>13.2714920511</text:p>
          </table:table-cell>
          <table:table-cell table:number-columns-repeated="2"/>
          <table:table-cell table:formula="of:=[.C6]" office:value-type="float" office:value="20" calcext:value-type="float">
            <text:p>20</text:p>
          </table:table-cell>
          <table:table-cell table:formula="of:=[.G6]" office:value-type="float" office:value="13.2714920511418" calcext:value-type="float">
            <text:p>13.27149205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3902" calcext:value-type="float">
            <text:p>0.03902</text:p>
          </table:table-cell>
          <table:table-cell office:value-type="float" office:value="0.687821" calcext:value-type="float">
            <text:p>0.687821</text:p>
          </table:table-cell>
          <table:table-cell table:style-name="Default" table:formula="of:=[.E7]/[.$E$2]" office:value-type="float" office:value="0.0826326551207135" calcext:value-type="float">
            <text:p>0.0826326551</text:p>
          </table:table-cell>
          <table:table-cell table:formula="of:=1/[.F7]" office:value-type="float" office:value="12.1017532177703" calcext:value-type="float">
            <text:p>12.1017532178</text:p>
          </table:table-cell>
          <table:table-cell table:number-columns-repeated="2"/>
          <table:table-cell table:formula="of:=[.C7]" office:value-type="float" office:value="25" calcext:value-type="float">
            <text:p>25</text:p>
          </table:table-cell>
          <table:table-cell table:formula="of:=[.G7]" office:value-type="float" office:value="12.1017532177703" calcext:value-type="float">
            <text:p>12.10175321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3857" calcext:value-type="float">
            <text:p>0.03857</text:p>
          </table:table-cell>
          <table:table-cell office:value-type="float" office:value="0.638659" calcext:value-type="float">
            <text:p>0.638659</text:p>
          </table:table-cell>
          <table:table-cell table:style-name="Default" table:formula="of:=[.E8]/[.$E$2]" office:value-type="float" office:value="0.0767264868137783" calcext:value-type="float">
            <text:p>0.0767264868</text:p>
          </table:table-cell>
          <table:table-cell table:formula="of:=1/[.F8]" office:value-type="float" office:value="13.0333088549602" calcext:value-type="float">
            <text:p>13.033308855</text:p>
          </table:table-cell>
          <table:table-cell table:number-columns-repeated="2"/>
          <table:table-cell table:formula="of:=[.C8]" office:value-type="float" office:value="30" calcext:value-type="float">
            <text:p>30</text:p>
          </table:table-cell>
          <table:table-cell table:formula="of:=[.G8]" office:value-type="float" office:value="13.0333088549602" calcext:value-type="float">
            <text:p>13.0333088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039365" calcext:value-type="float">
            <text:p>0.039365</text:p>
          </table:table-cell>
          <table:table-cell office:value-type="float" office:value="0.546503" calcext:value-type="float">
            <text:p>0.546503</text:p>
          </table:table-cell>
          <table:table-cell table:style-name="Default" table:formula="of:=[.E9]/[.$E$2]" office:value-type="float" office:value="0.0656551543518376" calcext:value-type="float">
            <text:p>0.0656551544</text:p>
          </table:table-cell>
          <table:table-cell table:formula="of:=1/[.F9]" office:value-type="float" office:value="15.2310966270999" calcext:value-type="float">
            <text:p>15.2310966271</text:p>
          </table:table-cell>
          <table:table-cell table:number-columns-repeated="2"/>
          <table:table-cell table:formula="of:=[.C9]" office:value-type="float" office:value="35" calcext:value-type="float">
            <text:p>35</text:p>
          </table:table-cell>
          <table:table-cell table:formula="of:=[.G9]" office:value-type="float" office:value="15.2310966270999" calcext:value-type="float">
            <text:p>15.231096627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039374" calcext:value-type="float">
            <text:p>0.039374</text:p>
          </table:table-cell>
          <table:table-cell office:value-type="float" office:value="0.499063" calcext:value-type="float">
            <text:p>0.499063</text:p>
          </table:table-cell>
          <table:table-cell table:style-name="Default" table:formula="of:=[.E10]/[.$E$2]" office:value-type="float" office:value="0.0599558617176688" calcext:value-type="float">
            <text:p>0.0599558617</text:p>
          </table:table-cell>
          <table:table-cell table:formula="of:=1/[.F10]" office:value-type="float" office:value="16.6789363266762" calcext:value-type="float">
            <text:p>16.6789363267</text:p>
          </table:table-cell>
          <table:table-cell table:number-columns-repeated="2"/>
          <table:table-cell table:formula="of:=[.C10]" office:value-type="float" office:value="40" calcext:value-type="float">
            <text:p>40</text:p>
          </table:table-cell>
          <table:table-cell table:formula="of:=[.G10]" office:value-type="float" office:value="16.6789363266762" calcext:value-type="float">
            <text:p>16.6789363267</text:p>
          </table:table-cell>
        </table:table-row>
        <table:table-row table:style-name="ro1">
          <table:table-cell table:number-columns-repeated="9"/>
          <table:table-cell table:formula="of:=[.C11]" office:value-type="float" office:value="0" calcext:value-type="float">
            <text:p>0</text:p>
          </table:table-cell>
          <table:table-cell table:formula="of:=[.G11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C12]" office:value-type="float" office:value="0" calcext:value-type="float">
            <text:p>0</text:p>
          </table:table-cell>
          <table:table-cell table:formula="of:=[.G12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C13]" office:value-type="float" office:value="0" calcext:value-type="float">
            <text:p>0</text:p>
          </table:table-cell>
          <table:table-cell table:formula="of:=[.G13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C14]" office:value-type="float" office:value="0" calcext:value-type="float">
            <text:p>0</text:p>
          </table:table-cell>
          <table:table-cell table:formula="of:=[.G14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C15]" office:value-type="float" office:value="0" calcext:value-type="float">
            <text:p>0</text:p>
          </table:table-cell>
          <table:table-cell table:formula="of:=[.G15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C16]" office:value-type="float" office:value="0" calcext:value-type="float">
            <text:p>0</text:p>
          </table:table-cell>
          <table:table-cell table:formula="of:=[.G16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C17]" office:value-type="float" office:value="0" calcext:value-type="float">
            <text:p>0</text:p>
          </table:table-cell>
          <table:table-cell table:formula="of:=[.G17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C18]" office:value-type="float" office:value="0" calcext:value-type="float">
            <text:p>0</text:p>
          </table:table-cell>
          <table:table-cell table:formula="of:=[.G18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C19]" office:value-type="float" office:value="0" calcext:value-type="float">
            <text:p>0</text:p>
          </table:table-cell>
          <table:table-cell table:formula="of:=[.G19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C20]" office:value-type="float" office:value="0" calcext:value-type="float">
            <text:p>0</text:p>
          </table:table-cell>
          <table:table-cell table:formula="of:=[.G20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C21]" office:value-type="float" office:value="0" calcext:value-type="float">
            <text:p>0</text:p>
          </table:table-cell>
          <table:table-cell table:formula="of:=[.G21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C22]" office:value-type="float" office:value="0" calcext:value-type="float">
            <text:p>0</text:p>
          </table:table-cell>
          <table:table-cell table:formula="of:=[.G22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C23]" office:value-type="float" office:value="0" calcext:value-type="float">
            <text:p>0</text:p>
          </table:table-cell>
          <table:table-cell table:formula="of:=[.G23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C24]" office:value-type="float" office:value="0" calcext:value-type="float">
            <text:p>0</text:p>
          </table:table-cell>
          <table:table-cell table:formula="of:=[.G24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C25]" office:value-type="float" office:value="0" calcext:value-type="float">
            <text:p>0</text:p>
          </table:table-cell>
          <table:table-cell table:formula="of:=[.G25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C26]" office:value-type="float" office:value="0" calcext:value-type="float">
            <text:p>0</text:p>
          </table:table-cell>
          <table:table-cell table:formula="of:=[.G26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C27]" office:value-type="float" office:value="0" calcext:value-type="float">
            <text:p>0</text:p>
          </table:table-cell>
          <table:table-cell table:formula="of:=[.G27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C28]" office:value-type="float" office:value="0" calcext:value-type="float">
            <text:p>0</text:p>
          </table:table-cell>
          <table:table-cell table:formula="of:=[.G28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C29]" office:value-type="float" office:value="0" calcext:value-type="float">
            <text:p>0</text:p>
          </table:table-cell>
          <table:table-cell table:formula="of:=[.G29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C30]" office:value-type="float" office:value="0" calcext:value-type="float">
            <text:p>0</text:p>
          </table:table-cell>
          <table:table-cell table:formula="of:=[.G30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C31]" office:value-type="float" office:value="0" calcext:value-type="float">
            <text:p>0</text:p>
          </table:table-cell>
          <table:table-cell table:formula="of:=[.G31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C32]" office:value-type="float" office:value="0" calcext:value-type="float">
            <text:p>0</text:p>
          </table:table-cell>
          <table:table-cell table:formula="of:=[.G32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C33]" office:value-type="float" office:value="0" calcext:value-type="float">
            <text:p>0</text:p>
          </table:table-cell>
          <table:table-cell table:formula="of:=[.G33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C34]" office:value-type="float" office:value="0" calcext:value-type="float">
            <text:p>0</text:p>
          </table:table-cell>
          <table:table-cell table:formula="of:=[.G34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C35]" office:value-type="float" office:value="0" calcext:value-type="float">
            <text:p>0</text:p>
          </table:table-cell>
          <table:table-cell table:formula="of:=[.G35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C36]" office:value-type="float" office:value="0" calcext:value-type="float">
            <text:p>0</text:p>
          </table:table-cell>
          <table:table-cell table:formula="of:=[.G36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C37]" office:value-type="float" office:value="0" calcext:value-type="float">
            <text:p>0</text:p>
          </table:table-cell>
          <table:table-cell table:formula="of:=[.G37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C38]" office:value-type="float" office:value="0" calcext:value-type="float">
            <text:p>0</text:p>
          </table:table-cell>
          <table:table-cell table:formula="of:=[.G38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C39]" office:value-type="float" office:value="0" calcext:value-type="float">
            <text:p>0</text:p>
          </table:table-cell>
          <table:table-cell table:formula="of:=[.G39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C40]" office:value-type="float" office:value="0" calcext:value-type="float">
            <text:p>0</text:p>
          </table:table-cell>
          <table:table-cell table:formula="of:=[.G40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C41]" office:value-type="float" office:value="0" calcext:value-type="float">
            <text:p>0</text:p>
          </table:table-cell>
          <table:table-cell table:formula="of:=[.G41]" office:value-type="float" office:value="0" calcext:value-type="float">
            <text:p>0</text:p>
          </table:table-cell>
        </table:table-row>
      </table:table>
      <table:table table:name="2000" table:style-name="ta1">
        <table:shapes>
          <draw:frame draw:z-index="0" draw:style-name="gr1" draw:text-style-name="P1" svg:width="159.99mm" svg:height="89.99mm" svg:x="249.36mm" svg:y="5.51mm">
            <loext:p draw:notify-on-update-of-ranges="'2000'.J2:'2000'.J41 '2000'.K2:'2000'.K41 '2000'.J2:'2000'.J41 '2000'.J2:'2000'.J4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63437" calcext:value-type="float">
            <text:p>0.163437</text:p>
          </table:table-cell>
          <table:table-cell office:value-type="float" office:value="96.055928" calcext:value-type="float">
            <text:p>96.055928</text:p>
          </table:table-cell>
          <table:table-cell table:formula="of:=[.E2]/[.$E$2]" office:value-type="float" office:value="1" calcext:value-type="float">
            <text:p>1.00</text:p>
          </table:table-cell>
          <table:table-cell table:formula="of:=1/[.F2]" office:value-type="float" office:value="1" calcext:value-type="float">
            <text:p>1</text:p>
          </table:table-cell>
          <table:table-cell table:number-columns-repeated="2"/>
          <table:table-cell table:formula="of:=[.C2]" office:value-type="float" office:value="1" calcext:value-type="float">
            <text:p>1</text:p>
          </table:table-cell>
          <table:table-cell table:formula="of:=[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172469" calcext:value-type="float">
            <text:p>0.172469</text:p>
          </table:table-cell>
          <table:table-cell office:value-type="float" office:value="49.789904" calcext:value-type="float">
            <text:p>49.789904</text:p>
          </table:table-cell>
          <table:table-cell table:formula="of:=[.E3]/[.$E$2]" office:value-type="float" office:value="0.51834285542481" calcext:value-type="float">
            <text:p>0.52</text:p>
          </table:table-cell>
          <table:table-cell table:formula="of:=1/[.F3]" office:value-type="float" office:value="1.92922500915045" calcext:value-type="float">
            <text:p>1.9292250092</text:p>
          </table:table-cell>
          <table:table-cell table:number-columns-repeated="2"/>
          <table:table-cell table:formula="of:=[.C3]" office:value-type="float" office:value="2" calcext:value-type="float">
            <text:p>2</text:p>
          </table:table-cell>
          <table:table-cell table:formula="of:=[.G3]" office:value-type="float" office:value="1.92922500915045" calcext:value-type="float">
            <text:p>1.92922500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177686" calcext:value-type="float">
            <text:p>0.177686</text:p>
          </table:table-cell>
          <table:table-cell office:value-type="float" office:value="34.168386" calcext:value-type="float">
            <text:p>34.168386</text:p>
          </table:table-cell>
          <table:table-cell table:formula="of:=[.E4]/[.$E$2]" office:value-type="float" office:value="0.355713454769809" calcext:value-type="float">
            <text:p>0.36</text:p>
          </table:table-cell>
          <table:table-cell table:formula="of:=1/[.F4]" office:value-type="float" office:value="2.81125154697093" calcext:value-type="float">
            <text:p>2.811251547</text:p>
          </table:table-cell>
          <table:table-cell table:number-columns-repeated="2"/>
          <table:table-cell table:formula="of:=[.C4]" office:value-type="float" office:value="3" calcext:value-type="float">
            <text:p>3</text:p>
          </table:table-cell>
          <table:table-cell table:formula="of:=[.G4]" office:value-type="float" office:value="2.81125154697093" calcext:value-type="float">
            <text:p>2.8112515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174034" calcext:value-type="float">
            <text:p>0.174034</text:p>
          </table:table-cell>
          <table:table-cell office:value-type="float" office:value="25.273791" calcext:value-type="float">
            <text:p>25.273791</text:p>
          </table:table-cell>
          <table:table-cell table:formula="of:=[.E5]/[.$E$2]" office:value-type="float" office:value="0.263115369620915" calcext:value-type="float">
            <text:p>0.26</text:p>
          </table:table-cell>
          <table:table-cell table:formula="of:=1/[.F5]" office:value-type="float" office:value="3.80061416191975" calcext:value-type="float">
            <text:p>3.8006141619</text:p>
          </table:table-cell>
          <table:table-cell table:number-columns-repeated="2"/>
          <table:table-cell table:formula="of:=[.C5]" office:value-type="float" office:value="4" calcext:value-type="float">
            <text:p>4</text:p>
          </table:table-cell>
          <table:table-cell table:formula="of:=[.G5]" office:value-type="float" office:value="3.80061416191975" calcext:value-type="float">
            <text:p>3.80061416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18102" calcext:value-type="float">
            <text:p>0.18102</text:p>
          </table:table-cell>
          <table:table-cell office:value-type="float" office:value="20.310744" calcext:value-type="float">
            <text:p>20.310744</text:p>
          </table:table-cell>
          <table:table-cell table:formula="of:=[.E6]/[.$E$2]" office:value-type="float" office:value="0.211447064464361" calcext:value-type="float">
            <text:p>0.21</text:p>
          </table:table-cell>
          <table:table-cell table:formula="of:=1/[.F6]" office:value-type="float" office:value="4.72931607035173" calcext:value-type="float">
            <text:p>4.7293160704</text:p>
          </table:table-cell>
          <table:table-cell table:number-columns-repeated="2"/>
          <table:table-cell table:formula="of:=[.C6]" office:value-type="float" office:value="5" calcext:value-type="float">
            <text:p>5</text:p>
          </table:table-cell>
          <table:table-cell table:formula="of:=[.G6]" office:value-type="float" office:value="4.72931607035173" calcext:value-type="float">
            <text:p>4.72931607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162263" calcext:value-type="float">
            <text:p>0.162263</text:p>
          </table:table-cell>
          <table:table-cell office:value-type="float" office:value="21.259818" calcext:value-type="float">
            <text:p>21.259818</text:p>
          </table:table-cell>
          <table:table-cell table:formula="of:=[.E7]/[.$E$2]" office:value-type="float" office:value="0.221327495789744" calcext:value-type="float">
            <text:p>0.22</text:p>
          </table:table-cell>
          <table:table-cell table:formula="of:=1/[.F7]" office:value-type="float" office:value="4.51819145394378" calcext:value-type="float">
            <text:p>4.5181914539</text:p>
          </table:table-cell>
          <table:table-cell table:number-columns-repeated="2"/>
          <table:table-cell table:formula="of:=[.C7]" office:value-type="float" office:value="6" calcext:value-type="float">
            <text:p>6</text:p>
          </table:table-cell>
          <table:table-cell table:formula="of:=[.G7]" office:value-type="float" office:value="4.51819145394378" calcext:value-type="float">
            <text:p>4.51819145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243535" calcext:value-type="float">
            <text:p>0.243535</text:p>
          </table:table-cell>
          <table:table-cell office:value-type="float" office:value="20.026426" calcext:value-type="float">
            <text:p>20.026426</text:p>
          </table:table-cell>
          <table:table-cell table:formula="of:=[.E8]/[.$E$2]" office:value-type="float" office:value="0.208487143031922" calcext:value-type="float">
            <text:p>0.21</text:p>
          </table:table-cell>
          <table:table-cell table:formula="of:=1/[.F8]" office:value-type="float" office:value="4.79645883893611" calcext:value-type="float">
            <text:p>4.7964588389</text:p>
          </table:table-cell>
          <table:table-cell table:number-columns-repeated="2"/>
          <table:table-cell table:formula="of:=[.C8]" office:value-type="float" office:value="7" calcext:value-type="float">
            <text:p>7</text:p>
          </table:table-cell>
          <table:table-cell table:formula="of:=[.G8]" office:value-type="float" office:value="4.79645883893611" calcext:value-type="float">
            <text:p>4.79645883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258354" calcext:value-type="float">
            <text:p>0.258354</text:p>
          </table:table-cell>
          <table:table-cell office:value-type="float" office:value="19.762439" calcext:value-type="float">
            <text:p>19.762439</text:p>
          </table:table-cell>
          <table:table-cell table:formula="of:=[.E9]/[.$E$2]" office:value-type="float" office:value="0.205738879541094" calcext:value-type="float">
            <text:p>0.21</text:p>
          </table:table-cell>
          <table:table-cell table:formula="of:=1/[.F9]" office:value-type="float" office:value="4.86053001858728" calcext:value-type="float">
            <text:p>4.8605300186</text:p>
          </table:table-cell>
          <table:table-cell table:number-columns-repeated="2"/>
          <table:table-cell table:formula="of:=[.C9]" office:value-type="float" office:value="8" calcext:value-type="float">
            <text:p>8</text:p>
          </table:table-cell>
          <table:table-cell table:formula="of:=[.G9]" office:value-type="float" office:value="4.86053001858728" calcext:value-type="float">
            <text:p>4.860530018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254355" calcext:value-type="float">
            <text:p>0.254355</text:p>
          </table:table-cell>
          <table:table-cell office:value-type="float" office:value="19.293376" calcext:value-type="float">
            <text:p>19.293376</text:p>
          </table:table-cell>
          <table:table-cell table:formula="of:=[.E10]/[.$E$2]" office:value-type="float" office:value="0.20085565151169" calcext:value-type="float">
            <text:p>0.20</text:p>
          </table:table-cell>
          <table:table-cell table:formula="of:=1/[.F10]" office:value-type="float" office:value="4.97869983977921" calcext:value-type="float">
            <text:p>4.9786998398</text:p>
          </table:table-cell>
          <table:table-cell table:number-columns-repeated="2"/>
          <table:table-cell table:formula="of:=[.C10]" office:value-type="float" office:value="9" calcext:value-type="float">
            <text:p>9</text:p>
          </table:table-cell>
          <table:table-cell table:formula="of:=[.G10]" office:value-type="float" office:value="4.97869983977921" calcext:value-type="float">
            <text:p>4.97869983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292468" calcext:value-type="float">
            <text:p>0.292468</text:p>
          </table:table-cell>
          <table:table-cell office:value-type="float" office:value="18.875146" calcext:value-type="float">
            <text:p>18.875146</text:p>
          </table:table-cell>
          <table:table-cell table:formula="of:=[.E11]/[.$E$2]" office:value-type="float" office:value="0.196501625594622" calcext:value-type="float">
            <text:p>0.20</text:p>
          </table:table-cell>
          <table:table-cell table:formula="of:=1/[.F11]" office:value-type="float" office:value="5.08901642403191" calcext:value-type="float">
            <text:p>5.089016424</text:p>
          </table:table-cell>
          <table:table-cell table:number-columns-repeated="2"/>
          <table:table-cell table:formula="of:=[.C11]" office:value-type="float" office:value="10" calcext:value-type="float">
            <text:p>10</text:p>
          </table:table-cell>
          <table:table-cell table:formula="of:=[.G11]" office:value-type="float" office:value="5.08901642403191" calcext:value-type="float">
            <text:p>5.0890164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293375" calcext:value-type="float">
            <text:p>0.293375</text:p>
          </table:table-cell>
          <table:table-cell office:value-type="float" office:value="19.302359" calcext:value-type="float">
            <text:p>19.302359</text:p>
          </table:table-cell>
          <table:table-cell table:formula="of:=[.E12]/[.$E$2]" office:value-type="float" office:value="0.200949169946076" calcext:value-type="float">
            <text:p>0.20</text:p>
          </table:table-cell>
          <table:table-cell table:formula="of:=1/[.F12]" office:value-type="float" office:value="4.97638283486489" calcext:value-type="float">
            <text:p>4.9763828349</text:p>
          </table:table-cell>
          <table:table-cell table:number-columns-repeated="2"/>
          <table:table-cell table:formula="of:=[.C12]" office:value-type="float" office:value="11" calcext:value-type="float">
            <text:p>11</text:p>
          </table:table-cell>
          <table:table-cell table:formula="of:=[.G12]" office:value-type="float" office:value="4.97638283486489" calcext:value-type="float">
            <text:p>4.97638283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279657" calcext:value-type="float">
            <text:p>0.279657</text:p>
          </table:table-cell>
          <table:table-cell office:value-type="float" office:value="19.442915" calcext:value-type="float">
            <text:p>19.442915</text:p>
          </table:table-cell>
          <table:table-cell table:formula="of:=[.E13]/[.$E$2]" office:value-type="float" office:value="0.202412442467892" calcext:value-type="float">
            <text:p>0.20</text:p>
          </table:table-cell>
          <table:table-cell table:formula="of:=1/[.F13]" office:value-type="float" office:value="4.94040775264409" calcext:value-type="float">
            <text:p>4.9404077526</text:p>
          </table:table-cell>
          <table:table-cell table:number-columns-repeated="2"/>
          <table:table-cell table:formula="of:=[.C13]" office:value-type="float" office:value="12" calcext:value-type="float">
            <text:p>12</text:p>
          </table:table-cell>
          <table:table-cell table:formula="of:=[.G13]" office:value-type="float" office:value="4.94040775264409" calcext:value-type="float">
            <text:p>4.94040775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320285" calcext:value-type="float">
            <text:p>0.320285</text:p>
          </table:table-cell>
          <table:table-cell office:value-type="float" office:value="18.743873" calcext:value-type="float">
            <text:p>18.743873</text:p>
          </table:table-cell>
          <table:table-cell table:formula="of:=[.E14]/[.$E$2]" office:value-type="float" office:value="0.195134994687678" calcext:value-type="float">
            <text:p>0.20</text:p>
          </table:table-cell>
          <table:table-cell table:formula="of:=1/[.F14]" office:value-type="float" office:value="5.12465742805663" calcext:value-type="float">
            <text:p>5.1246574281</text:p>
          </table:table-cell>
          <table:table-cell table:number-columns-repeated="2"/>
          <table:table-cell table:formula="of:=[.C14]" office:value-type="float" office:value="13" calcext:value-type="float">
            <text:p>13</text:p>
          </table:table-cell>
          <table:table-cell table:formula="of:=[.G14]" office:value-type="float" office:value="5.12465742805663" calcext:value-type="float">
            <text:p>5.124657428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299994" calcext:value-type="float">
            <text:p>0.299994</text:p>
          </table:table-cell>
          <table:table-cell office:value-type="float" office:value="18.378759" calcext:value-type="float">
            <text:p>18.378759</text:p>
          </table:table-cell>
          <table:table-cell table:formula="of:=[.E15]/[.$E$2]" office:value-type="float" office:value="0.191333938286453" calcext:value-type="float">
            <text:p>0.19</text:p>
          </table:table-cell>
          <table:table-cell table:formula="of:=1/[.F15]" office:value-type="float" office:value="5.2264643113281" calcext:value-type="float">
            <text:p>5.2264643113</text:p>
          </table:table-cell>
          <table:table-cell table:number-columns-repeated="2"/>
          <table:table-cell table:formula="of:=[.C15]" office:value-type="float" office:value="14" calcext:value-type="float">
            <text:p>14</text:p>
          </table:table-cell>
          <table:table-cell table:formula="of:=[.G15]" office:value-type="float" office:value="5.2264643113281" calcext:value-type="float">
            <text:p>5.22646431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332549" calcext:value-type="float">
            <text:p>0.332549</text:p>
          </table:table-cell>
          <table:table-cell office:value-type="float" office:value="18.404444" calcext:value-type="float">
            <text:p>18.404444</text:p>
          </table:table-cell>
          <table:table-cell table:formula="of:=[.E16]/[.$E$2]" office:value-type="float" office:value="0.191601334589157" calcext:value-type="float">
            <text:p>0.19</text:p>
          </table:table-cell>
          <table:table-cell table:formula="of:=1/[.F16]" office:value-type="float" office:value="5.21917032647116" calcext:value-type="float">
            <text:p>5.2191703265</text:p>
          </table:table-cell>
          <table:table-cell table:number-columns-repeated="2"/>
          <table:table-cell table:formula="of:=[.C16]" office:value-type="float" office:value="15" calcext:value-type="float">
            <text:p>15</text:p>
          </table:table-cell>
          <table:table-cell table:formula="of:=[.G16]" office:value-type="float" office:value="5.21917032647116" calcext:value-type="float">
            <text:p>5.21917032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321851" calcext:value-type="float">
            <text:p>0.321851</text:p>
          </table:table-cell>
          <table:table-cell office:value-type="float" office:value="18.068714" calcext:value-type="float">
            <text:p>18.068714</text:p>
          </table:table-cell>
          <table:table-cell table:formula="of:=[.E17]/[.$E$2]" office:value-type="float" office:value="0.188106183306042" calcext:value-type="float">
            <text:p>0.19</text:p>
          </table:table-cell>
          <table:table-cell table:formula="of:=1/[.F17]" office:value-type="float" office:value="5.31614635109063" calcext:value-type="float">
            <text:p>5.3161463511</text:p>
          </table:table-cell>
          <table:table-cell table:number-columns-repeated="2"/>
          <table:table-cell table:formula="of:=[.C17]" office:value-type="float" office:value="16" calcext:value-type="float">
            <text:p>16</text:p>
          </table:table-cell>
          <table:table-cell table:formula="of:=[.G17]" office:value-type="float" office:value="5.31614635109063" calcext:value-type="float">
            <text:p>5.31614635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224114" calcext:value-type="float">
            <text:p>0.224114</text:p>
          </table:table-cell>
          <table:table-cell office:value-type="float" office:value="8.319405" calcext:value-type="float">
            <text:p>8.319405</text:p>
          </table:table-cell>
          <table:table-cell table:formula="of:=[.E18]/[.$E$2]" office:value-type="float" office:value="0.0866100112009745" calcext:value-type="float">
            <text:p>0.09</text:p>
          </table:table-cell>
          <table:table-cell table:formula="of:=1/[.F18]" office:value-type="float" office:value="11.5460093600444" calcext:value-type="float">
            <text:p>11.54600936</text:p>
          </table:table-cell>
          <table:table-cell table:number-columns-repeated="2"/>
          <table:table-cell table:formula="of:=[.C18]" office:value-type="float" office:value="17" calcext:value-type="float">
            <text:p>17</text:p>
          </table:table-cell>
          <table:table-cell table:formula="of:=[.G18]" office:value-type="float" office:value="11.5460093600444" calcext:value-type="float">
            <text:p>11.546009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172487" calcext:value-type="float">
            <text:p>0.172487</text:p>
          </table:table-cell>
          <table:table-cell office:value-type="float" office:value="8.628267" calcext:value-type="float">
            <text:p>8.628267</text:p>
          </table:table-cell>
          <table:table-cell table:formula="of:=[.E19]/[.$E$2]" office:value-type="float" office:value="0.0898254504396647" calcext:value-type="float">
            <text:p>0.09</text:p>
          </table:table-cell>
          <table:table-cell table:formula="of:=1/[.F19]" office:value-type="float" office:value="11.1327023143813" calcext:value-type="float">
            <text:p>11.1327023144</text:p>
          </table:table-cell>
          <table:table-cell table:number-columns-repeated="2"/>
          <table:table-cell table:formula="of:=[.C19]" office:value-type="float" office:value="18" calcext:value-type="float">
            <text:p>18</text:p>
          </table:table-cell>
          <table:table-cell table:formula="of:=[.G19]" office:value-type="float" office:value="11.1327023143813" calcext:value-type="float">
            <text:p>11.13270231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.175355" calcext:value-type="float">
            <text:p>0.175355</text:p>
          </table:table-cell>
          <table:table-cell office:value-type="float" office:value="8.75079" calcext:value-type="float">
            <text:p>8.75079</text:p>
          </table:table-cell>
          <table:table-cell table:formula="of:=[.E20]/[.$E$2]" office:value-type="float" office:value="0.0911009885824017" calcext:value-type="float">
            <text:p>0.09</text:p>
          </table:table-cell>
          <table:table-cell table:formula="of:=1/[.F20]" office:value-type="float" office:value="10.9768292919839" calcext:value-type="float">
            <text:p>10.976829292</text:p>
          </table:table-cell>
          <table:table-cell table:number-columns-repeated="2"/>
          <table:table-cell table:formula="of:=[.C20]" office:value-type="float" office:value="19" calcext:value-type="float">
            <text:p>19</text:p>
          </table:table-cell>
          <table:table-cell table:formula="of:=[.G20]" office:value-type="float" office:value="10.9768292919839" calcext:value-type="float">
            <text:p>10.9768292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173624" calcext:value-type="float">
            <text:p>0.173624</text:p>
          </table:table-cell>
          <table:table-cell office:value-type="float" office:value="8.281732" calcext:value-type="float">
            <text:p>8.281732</text:p>
          </table:table-cell>
          <table:table-cell table:formula="of:=[.E21]/[.$E$2]" office:value-type="float" office:value="0.086217812606006" calcext:value-type="float">
            <text:p>0.09</text:p>
          </table:table-cell>
          <table:table-cell table:formula="of:=1/[.F21]" office:value-type="float" office:value="11.598531321709" calcext:value-type="float">
            <text:p>11.5985313217</text:p>
          </table:table-cell>
          <table:table-cell table:number-columns-repeated="2"/>
          <table:table-cell table:formula="of:=[.C21]" office:value-type="float" office:value="20" calcext:value-type="float">
            <text:p>20</text:p>
          </table:table-cell>
          <table:table-cell table:formula="of:=[.G21]" office:value-type="float" office:value="11.598531321709" calcext:value-type="float">
            <text:p>11.598531321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169496" calcext:value-type="float">
            <text:p>0.169496</text:p>
          </table:table-cell>
          <table:table-cell office:value-type="float" office:value="8.224391" calcext:value-type="float">
            <text:p>8.224391</text:p>
          </table:table-cell>
          <table:table-cell table:formula="of:=[.E22]/[.$E$2]" office:value-type="float" office:value="0.0856208582983031" calcext:value-type="float">
            <text:p>0.09</text:p>
          </table:table-cell>
          <table:table-cell table:formula="of:=1/[.F22]" office:value-type="float" office:value="11.6793970520127" calcext:value-type="float">
            <text:p>11.679397052</text:p>
          </table:table-cell>
          <table:table-cell table:number-columns-repeated="2"/>
          <table:table-cell table:formula="of:=[.C22]" office:value-type="float" office:value="21" calcext:value-type="float">
            <text:p>21</text:p>
          </table:table-cell>
          <table:table-cell table:formula="of:=[.G22]" office:value-type="float" office:value="11.6793970520127" calcext:value-type="float">
            <text:p>11.6793970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170288" calcext:value-type="float">
            <text:p>0.170288</text:p>
          </table:table-cell>
          <table:table-cell office:value-type="float" office:value="8.258982" calcext:value-type="float">
            <text:p>8.258982</text:p>
          </table:table-cell>
          <table:table-cell table:formula="of:=[.E23]/[.$E$2]" office:value-type="float" office:value="0.0859809714190674" calcext:value-type="float">
            <text:p>0.09</text:p>
          </table:table-cell>
          <table:table-cell table:formula="of:=1/[.F23]" office:value-type="float" office:value="11.6304803667086" calcext:value-type="float">
            <text:p>11.6304803667</text:p>
          </table:table-cell>
          <table:table-cell table:number-columns-repeated="2"/>
          <table:table-cell table:formula="of:=[.C23]" office:value-type="float" office:value="22" calcext:value-type="float">
            <text:p>22</text:p>
          </table:table-cell>
          <table:table-cell table:formula="of:=[.G23]" office:value-type="float" office:value="11.6304803667086" calcext:value-type="float">
            <text:p>11.63048036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.180648" calcext:value-type="float">
            <text:p>0.180648</text:p>
          </table:table-cell>
          <table:table-cell office:value-type="float" office:value="8.093483" calcext:value-type="float">
            <text:p>8.093483</text:p>
          </table:table-cell>
          <table:table-cell table:formula="of:=[.E24]/[.$E$2]" office:value-type="float" office:value="0.0842580272609516" calcext:value-type="float">
            <text:p>0.08</text:p>
          </table:table-cell>
          <table:table-cell table:formula="of:=1/[.F24]" office:value-type="float" office:value="11.8683054007774" calcext:value-type="float">
            <text:p>11.8683054008</text:p>
          </table:table-cell>
          <table:table-cell table:number-columns-repeated="2"/>
          <table:table-cell table:formula="of:=[.C24]" office:value-type="float" office:value="23" calcext:value-type="float">
            <text:p>23</text:p>
          </table:table-cell>
          <table:table-cell table:formula="of:=[.G24]" office:value-type="float" office:value="11.8683054007774" calcext:value-type="float">
            <text:p>11.86830540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.198443" calcext:value-type="float">
            <text:p>0.198443</text:p>
          </table:table-cell>
          <table:table-cell office:value-type="float" office:value="8.06757" calcext:value-type="float">
            <text:p>8.06757</text:p>
          </table:table-cell>
          <table:table-cell table:formula="of:=[.E25]/[.$E$2]" office:value-type="float" office:value="0.0839882573410774" calcext:value-type="float">
            <text:p>0.08</text:p>
          </table:table-cell>
          <table:table-cell table:formula="of:=1/[.F25]" office:value-type="float" office:value="11.9064263464711" calcext:value-type="float">
            <text:p>11.9064263465</text:p>
          </table:table-cell>
          <table:table-cell table:number-columns-repeated="2"/>
          <table:table-cell table:formula="of:=[.C25]" office:value-type="float" office:value="24" calcext:value-type="float">
            <text:p>24</text:p>
          </table:table-cell>
          <table:table-cell table:formula="of:=[.G25]" office:value-type="float" office:value="11.9064263464711" calcext:value-type="float">
            <text:p>11.90642634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169201" calcext:value-type="float">
            <text:p>0.169201</text:p>
          </table:table-cell>
          <table:table-cell office:value-type="float" office:value="8.136451" calcext:value-type="float">
            <text:p>8.136451</text:p>
          </table:table-cell>
          <table:table-cell table:formula="of:=[.E26]/[.$E$2]" office:value-type="float" office:value="0.0847053499915174" calcext:value-type="float">
            <text:p>0.08</text:p>
          </table:table-cell>
          <table:table-cell table:formula="of:=1/[.F26]" office:value-type="float" office:value="11.8056297518414" calcext:value-type="float">
            <text:p>11.8056297518</text:p>
          </table:table-cell>
          <table:table-cell table:number-columns-repeated="2"/>
          <table:table-cell table:formula="of:=[.C26]" office:value-type="float" office:value="25" calcext:value-type="float">
            <text:p>25</text:p>
          </table:table-cell>
          <table:table-cell table:formula="of:=[.G26]" office:value-type="float" office:value="11.8056297518414" calcext:value-type="float">
            <text:p>11.80562975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.19121" calcext:value-type="float">
            <text:p>0.19121</text:p>
          </table:table-cell>
          <table:table-cell office:value-type="float" office:value="8.255288" calcext:value-type="float">
            <text:p>8.255288</text:p>
          </table:table-cell>
          <table:table-cell table:formula="of:=[.E27]/[.$E$2]" office:value-type="float" office:value="0.0859425146566696" calcext:value-type="float">
            <text:p>0.09</text:p>
          </table:table-cell>
          <table:table-cell table:formula="of:=1/[.F27]" office:value-type="float" office:value="11.635684666604" calcext:value-type="float">
            <text:p>11.6356846666</text:p>
          </table:table-cell>
          <table:table-cell table:number-columns-repeated="2"/>
          <table:table-cell table:formula="of:=[.C27]" office:value-type="float" office:value="26" calcext:value-type="float">
            <text:p>26</text:p>
          </table:table-cell>
          <table:table-cell table:formula="of:=[.G27]" office:value-type="float" office:value="11.635684666604" calcext:value-type="float">
            <text:p>11.63568466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.189964" calcext:value-type="float">
            <text:p>0.189964</text:p>
          </table:table-cell>
          <table:table-cell office:value-type="float" office:value="8.057134" calcext:value-type="float">
            <text:p>8.057134</text:p>
          </table:table-cell>
          <table:table-cell table:formula="of:=[.E28]/[.$E$2]" office:value-type="float" office:value="0.0838796123025328" calcext:value-type="float">
            <text:p>0.08</text:p>
          </table:table-cell>
          <table:table-cell table:formula="of:=1/[.F28]" office:value-type="float" office:value="11.9218481410387" calcext:value-type="float">
            <text:p>11.921848141</text:p>
          </table:table-cell>
          <table:table-cell table:number-columns-repeated="2"/>
          <table:table-cell table:formula="of:=[.C28]" office:value-type="float" office:value="27" calcext:value-type="float">
            <text:p>27</text:p>
          </table:table-cell>
          <table:table-cell table:formula="of:=[.G28]" office:value-type="float" office:value="11.9218481410387" calcext:value-type="float">
            <text:p>11.9218481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.179985" calcext:value-type="float">
            <text:p>0.179985</text:p>
          </table:table-cell>
          <table:table-cell office:value-type="float" office:value="7.933591" calcext:value-type="float">
            <text:p>7.933591</text:p>
          </table:table-cell>
          <table:table-cell table:formula="of:=[.E29]/[.$E$2]" office:value-type="float" office:value="0.0825934553461396" calcext:value-type="float">
            <text:p>0.08</text:p>
          </table:table-cell>
          <table:table-cell table:formula="of:=1/[.F29]" office:value-type="float" office:value="12.1074968447453" calcext:value-type="float">
            <text:p>12.1074968447</text:p>
          </table:table-cell>
          <table:table-cell table:number-columns-repeated="2"/>
          <table:table-cell table:formula="of:=[.C29]" office:value-type="float" office:value="28" calcext:value-type="float">
            <text:p>28</text:p>
          </table:table-cell>
          <table:table-cell table:formula="of:=[.G29]" office:value-type="float" office:value="12.1074968447453" calcext:value-type="float">
            <text:p>12.10749684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.190014" calcext:value-type="float">
            <text:p>0.190014</text:p>
          </table:table-cell>
          <table:table-cell office:value-type="float" office:value="8.281896" calcext:value-type="float">
            <text:p>8.281896</text:p>
          </table:table-cell>
          <table:table-cell table:formula="of:=[.E30]/[.$E$2]" office:value-type="float" office:value="0.0862195199446722" calcext:value-type="float">
            <text:p>0.09</text:p>
          </table:table-cell>
          <table:table-cell table:formula="of:=1/[.F30]" office:value-type="float" office:value="11.5983016449373" calcext:value-type="float">
            <text:p>11.5983016449</text:p>
          </table:table-cell>
          <table:table-cell table:number-columns-repeated="2"/>
          <table:table-cell table:formula="of:=[.C30]" office:value-type="float" office:value="29" calcext:value-type="float">
            <text:p>29</text:p>
          </table:table-cell>
          <table:table-cell table:formula="of:=[.G30]" office:value-type="float" office:value="11.5983016449373" calcext:value-type="float">
            <text:p>11.59830164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183465" calcext:value-type="float">
            <text:p>0.183465</text:p>
          </table:table-cell>
          <table:table-cell office:value-type="float" office:value="7.763002" calcext:value-type="float">
            <text:p>7.763002</text:p>
          </table:table-cell>
          <table:table-cell table:formula="of:=[.E31]/[.$E$2]" office:value-type="float" office:value="0.0808175212257592" calcext:value-type="float">
            <text:p>0.08</text:p>
          </table:table-cell>
          <table:table-cell table:formula="of:=1/[.F31]" office:value-type="float" office:value="12.3735544574122" calcext:value-type="float">
            <text:p>12.3735544574</text:p>
          </table:table-cell>
          <table:table-cell table:number-columns-repeated="2"/>
          <table:table-cell table:formula="of:=[.C31]" office:value-type="float" office:value="30" calcext:value-type="float">
            <text:p>30</text:p>
          </table:table-cell>
          <table:table-cell table:formula="of:=[.G31]" office:value-type="float" office:value="12.3735544574122" calcext:value-type="float">
            <text:p>12.37355445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.173162" calcext:value-type="float">
            <text:p>0.173162</text:p>
          </table:table-cell>
          <table:table-cell office:value-type="float" office:value="8.073238" calcext:value-type="float">
            <text:p>8.073238</text:p>
          </table:table-cell>
          <table:table-cell table:formula="of:=[.E32]/[.$E$2]" office:value-type="float" office:value="0.0840472646310804" calcext:value-type="float">
            <text:p>0.08</text:p>
          </table:table-cell>
          <table:table-cell table:formula="of:=1/[.F32]" office:value-type="float" office:value="11.8980671695793" calcext:value-type="float">
            <text:p>11.8980671696</text:p>
          </table:table-cell>
          <table:table-cell table:number-columns-repeated="2"/>
          <table:table-cell table:formula="of:=[.C32]" office:value-type="float" office:value="31" calcext:value-type="float">
            <text:p>31</text:p>
          </table:table-cell>
          <table:table-cell table:formula="of:=[.G32]" office:value-type="float" office:value="11.8980671695793" calcext:value-type="float">
            <text:p>11.89806716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187419" calcext:value-type="float">
            <text:p>0.187419</text:p>
          </table:table-cell>
          <table:table-cell office:value-type="float" office:value="8.063843" calcext:value-type="float">
            <text:p>8.063843</text:p>
          </table:table-cell>
          <table:table-cell table:formula="of:=[.E33]/[.$E$2]" office:value-type="float" office:value="0.083949457028826" calcext:value-type="float">
            <text:p>0.08</text:p>
          </table:table-cell>
          <table:table-cell table:formula="of:=1/[.F33]" office:value-type="float" office:value="11.9119293369179" calcext:value-type="float">
            <text:p>11.9119293369</text:p>
          </table:table-cell>
          <table:table-cell table:number-columns-repeated="2"/>
          <table:table-cell table:formula="of:=[.C33]" office:value-type="float" office:value="32" calcext:value-type="float">
            <text:p>32</text:p>
          </table:table-cell>
          <table:table-cell table:formula="of:=[.G33]" office:value-type="float" office:value="11.9119293369179" calcext:value-type="float">
            <text:p>11.91192933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0.173815" calcext:value-type="float">
            <text:p>0.173815</text:p>
          </table:table-cell>
          <table:table-cell office:value-type="float" office:value="7.872785" calcext:value-type="float">
            <text:p>7.872785</text:p>
          </table:table-cell>
          <table:table-cell table:formula="of:=[.E34]/[.$E$2]" office:value-type="float" office:value="0.0819604283038107" calcext:value-type="float">
            <text:p>0.08</text:p>
          </table:table-cell>
          <table:table-cell table:formula="of:=1/[.F34]" office:value-type="float" office:value="12.2010099348579" calcext:value-type="float">
            <text:p>12.2010099349</text:p>
          </table:table-cell>
          <table:table-cell table:number-columns-repeated="2"/>
          <table:table-cell table:formula="of:=[.C34]" office:value-type="float" office:value="33" calcext:value-type="float">
            <text:p>33</text:p>
          </table:table-cell>
          <table:table-cell table:formula="of:=[.G34]" office:value-type="float" office:value="12.2010099348579" calcext:value-type="float">
            <text:p>12.20100993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0.183353" calcext:value-type="float">
            <text:p>0.183353</text:p>
          </table:table-cell>
          <table:table-cell office:value-type="float" office:value="8.026736" calcext:value-type="float">
            <text:p>8.026736</text:p>
          </table:table-cell>
          <table:table-cell table:formula="of:=[.E35]/[.$E$2]" office:value-type="float" office:value="0.0835631508343764" calcext:value-type="float">
            <text:p>0.08</text:p>
          </table:table-cell>
          <table:table-cell table:formula="of:=1/[.F35]" office:value-type="float" office:value="11.96699729504" calcext:value-type="float">
            <text:p>11.966997295</text:p>
          </table:table-cell>
          <table:table-cell table:number-columns-repeated="2"/>
          <table:table-cell table:formula="of:=[.C35]" office:value-type="float" office:value="34" calcext:value-type="float">
            <text:p>34</text:p>
          </table:table-cell>
          <table:table-cell table:formula="of:=[.G35]" office:value-type="float" office:value="11.96699729504" calcext:value-type="float">
            <text:p>11.9669972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.202481" calcext:value-type="float">
            <text:p>0.202481</text:p>
          </table:table-cell>
          <table:table-cell office:value-type="float" office:value="7.939161" calcext:value-type="float">
            <text:p>7.939161</text:p>
          </table:table-cell>
          <table:table-cell table:formula="of:=[.E36]/[.$E$2]" office:value-type="float" office:value="0.0826514423971834" calcext:value-type="float">
            <text:p>0.08</text:p>
          </table:table-cell>
          <table:table-cell table:formula="of:=1/[.F36]" office:value-type="float" office:value="12.0990024008834" calcext:value-type="float">
            <text:p>12.0990024009</text:p>
          </table:table-cell>
          <table:table-cell table:number-columns-repeated="2"/>
          <table:table-cell table:formula="of:=[.C36]" office:value-type="float" office:value="35" calcext:value-type="float">
            <text:p>35</text:p>
          </table:table-cell>
          <table:table-cell table:formula="of:=[.G36]" office:value-type="float" office:value="12.0990024008834" calcext:value-type="float">
            <text:p>12.09900240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0.208495" calcext:value-type="float">
            <text:p>0.208495</text:p>
          </table:table-cell>
          <table:table-cell office:value-type="float" office:value="8.005568" calcext:value-type="float">
            <text:p>8.005568</text:p>
          </table:table-cell>
          <table:table-cell table:formula="of:=[.E37]/[.$E$2]" office:value-type="float" office:value="0.0833427792192065" calcext:value-type="float">
            <text:p>0.08</text:p>
          </table:table-cell>
          <table:table-cell table:formula="of:=1/[.F37]" office:value-type="float" office:value="11.9986399465972" calcext:value-type="float">
            <text:p>11.9986399466</text:p>
          </table:table-cell>
          <table:table-cell table:number-columns-repeated="2"/>
          <table:table-cell table:formula="of:=[.C37]" office:value-type="float" office:value="36" calcext:value-type="float">
            <text:p>36</text:p>
          </table:table-cell>
          <table:table-cell table:formula="of:=[.G37]" office:value-type="float" office:value="11.9986399465972" calcext:value-type="float">
            <text:p>11.99863994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187501" calcext:value-type="float">
            <text:p>0.187501</text:p>
          </table:table-cell>
          <table:table-cell office:value-type="float" office:value="8.109275" calcext:value-type="float">
            <text:p>8.109275</text:p>
          </table:table-cell>
          <table:table-cell table:formula="of:=[.E38]/[.$E$2]" office:value-type="float" office:value="0.0844224314817926" calcext:value-type="float">
            <text:p>0.08</text:p>
          </table:table-cell>
          <table:table-cell table:formula="of:=1/[.F38]" office:value-type="float" office:value="11.8451930659646" calcext:value-type="float">
            <text:p>11.845193066</text:p>
          </table:table-cell>
          <table:table-cell table:number-columns-repeated="2"/>
          <table:table-cell table:formula="of:=[.C38]" office:value-type="float" office:value="37" calcext:value-type="float">
            <text:p>37</text:p>
          </table:table-cell>
          <table:table-cell table:formula="of:=[.G38]" office:value-type="float" office:value="11.8451930659646" calcext:value-type="float">
            <text:p>11.8451930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0.184619" calcext:value-type="float">
            <text:p>0.184619</text:p>
          </table:table-cell>
          <table:table-cell office:value-type="float" office:value="7.825173" calcext:value-type="float">
            <text:p>7.825173</text:p>
          </table:table-cell>
          <table:table-cell table:formula="of:=[.E39]/[.$E$2]" office:value-type="float" office:value="0.0814647587393045" calcext:value-type="float">
            <text:p>0.08</text:p>
          </table:table-cell>
          <table:table-cell table:formula="of:=1/[.F39]" office:value-type="float" office:value="12.2752465664337" calcext:value-type="float">
            <text:p>12.2752465664</text:p>
          </table:table-cell>
          <table:table-cell table:number-columns-repeated="2"/>
          <table:table-cell table:formula="of:=[.C39]" office:value-type="float" office:value="38" calcext:value-type="float">
            <text:p>38</text:p>
          </table:table-cell>
          <table:table-cell table:formula="of:=[.G39]" office:value-type="float" office:value="12.2752465664337" calcext:value-type="float">
            <text:p>12.27524656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.214012" calcext:value-type="float">
            <text:p>0.214012</text:p>
          </table:table-cell>
          <table:table-cell office:value-type="float" office:value="8.109001" calcext:value-type="float">
            <text:p>8.109001</text:p>
          </table:table-cell>
          <table:table-cell table:formula="of:=[.E40]/[.$E$2]" office:value-type="float" office:value="0.0844195789769477" calcext:value-type="float">
            <text:p>0.08</text:p>
          </table:table-cell>
          <table:table-cell table:formula="of:=1/[.F40]" office:value-type="float" office:value="11.845593310446" calcext:value-type="float">
            <text:p>11.8455933104</text:p>
          </table:table-cell>
          <table:table-cell table:number-columns-repeated="2"/>
          <table:table-cell table:formula="of:=[.C40]" office:value-type="float" office:value="39" calcext:value-type="float">
            <text:p>39</text:p>
          </table:table-cell>
          <table:table-cell table:formula="of:=[.G40]" office:value-type="float" office:value="11.845593310446" calcext:value-type="float">
            <text:p>11.84559331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22382" calcext:value-type="float">
            <text:p>0.22382</text:p>
          </table:table-cell>
          <table:table-cell office:value-type="float" office:value="7.848024" calcext:value-type="float">
            <text:p>7.848024</text:p>
          </table:table-cell>
          <table:table-cell table:formula="of:=[.E41]/[.$E$2]" office:value-type="float" office:value="0.081702651397007" calcext:value-type="float">
            <text:p>0.08</text:p>
          </table:table-cell>
          <table:table-cell table:formula="of:=1/[.F41]" office:value-type="float" office:value="12.2395048740931" calcext:value-type="float">
            <text:p>12.2395048741</text:p>
          </table:table-cell>
          <table:table-cell table:number-columns-repeated="2"/>
          <table:table-cell table:formula="of:=[.C41]" office:value-type="float" office:value="40" calcext:value-type="float">
            <text:p>40</text:p>
          </table:table-cell>
          <table:table-cell table:formula="of:=[.G41]" office:value-type="float" office:value="12.2395048740931" calcext:value-type="float">
            <text:p>12.2395048741</text:p>
          </table:table-cell>
        </table:table-row>
      </table:table>
      <table:table table:name="3000" table:style-name="ta1">
        <table:table-column table:style-name="co1" table:default-cell-style-name="Default"/>
        <table:table-row table:style-name="ro1">
          <table:table-cell/>
        </table:table-row>
      </table:table>
      <table:table table:name="4000" table:style-name="ta1">
        <table:table-column table:style-name="co1" table:default-cell-style-name="Default"/>
        <table:table-row table:style-name="ro1">
          <table:table-cell/>
        </table:table-row>
      </table:table>
      <table:table table:name="5000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7" table:style-name="ta1">
        <table:table-column table:style-name="co1" table:number-columns-repeated="7" table:default-cell-style-name="Default"/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7602" calcext:value-type="float">
            <text:p>0.007602</text:p>
          </table:table-cell>
          <table:table-cell office:value-type="float" office:value="0.136818" calcext:value-type="float">
            <text:p>0.136818</text:p>
          </table:table-cell>
          <table:table-cell table:formula="of:=[.E1]/[.E1]" office:value-type="float" office:value="1" calcext:value-type="float">
            <text:p>1</text:p>
          </table:table-cell>
          <table:table-cell table:formula="of:=1/[.F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792" calcext:value-type="float">
            <text:p>0.00792</text:p>
          </table:table-cell>
          <table:table-cell office:value-type="float" office:value="0.032769" calcext:value-type="float">
            <text:p>0.032769</text:p>
          </table:table-cell>
          <table:table-cell table:formula="of:=[.E2]/[.$E$1]" office:value-type="float" office:value="0.239507959479016" calcext:value-type="float">
            <text:p>0.2395079595</text:p>
          </table:table-cell>
          <table:table-cell table:formula="of:=1/[.F2]" office:value-type="float" office:value="4.17522658610272" calcext:value-type="float">
            <text:p>4.17522658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8002" calcext:value-type="float">
            <text:p>0.008002</text:p>
          </table:table-cell>
          <table:table-cell office:value-type="float" office:value="0.03897" calcext:value-type="float">
            <text:p>0.03897</text:p>
          </table:table-cell>
          <table:table-cell table:formula="of:=[.E3]/[.$E$1]" office:value-type="float" office:value="0.284830943296935" calcext:value-type="float">
            <text:p>0.2848309433</text:p>
          </table:table-cell>
          <table:table-cell table:formula="of:=1/[.F3]" office:value-type="float" office:value="3.5108545034642" calcext:value-type="float">
            <text:p>3.51085450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8008" calcext:value-type="float">
            <text:p>0.008008</text:p>
          </table:table-cell>
          <table:table-cell office:value-type="float" office:value="0.061737" calcext:value-type="float">
            <text:p>0.061737</text:p>
          </table:table-cell>
          <table:table-cell table:formula="of:=[.E4]/[.$E$1]" office:value-type="float" office:value="0.451234486690348" calcext:value-type="float">
            <text:p>0.4512344867</text:p>
          </table:table-cell>
          <table:table-cell table:formula="of:=1/[.F4]" office:value-type="float" office:value="2.21614266971184" calcext:value-type="float">
            <text:p>2.21614266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8017" calcext:value-type="float">
            <text:p>0.008017</text:p>
          </table:table-cell>
          <table:table-cell office:value-type="float" office:value="0.109617" calcext:value-type="float">
            <text:p>0.109617</text:p>
          </table:table-cell>
          <table:table-cell table:formula="of:=[.E5]/[.$E$1]" office:value-type="float" office:value="0.801188440117528" calcext:value-type="float">
            <text:p>0.8011884401</text:p>
          </table:table-cell>
          <table:table-cell table:formula="of:=1/[.F5]" office:value-type="float" office:value="1.24814581679849" calcext:value-type="float">
            <text:p>1.24814581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08098" calcext:value-type="float">
            <text:p>0.008098</text:p>
          </table:table-cell>
          <table:table-cell office:value-type="float" office:value="0.094764" calcext:value-type="float">
            <text:p>0.094764</text:p>
          </table:table-cell>
          <table:table-cell table:formula="of:=[.E6]/[.$E$1]" office:value-type="float" office:value="0.692628162961014" calcext:value-type="float">
            <text:p>0.692628163</text:p>
          </table:table-cell>
          <table:table-cell table:formula="of:=1/[.F6]" office:value-type="float" office:value="1.44377611751298" calcext:value-type="float">
            <text:p>1.44377611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08027" calcext:value-type="float">
            <text:p>0.008027</text:p>
          </table:table-cell>
          <table:table-cell office:value-type="float" office:value="0.085122" calcext:value-type="float">
            <text:p>0.085122</text:p>
          </table:table-cell>
          <table:table-cell table:formula="of:=[.E7]/[.$E$1]" office:value-type="float" office:value="0.622154979607946" calcext:value-type="float">
            <text:p>0.6221549796</text:p>
          </table:table-cell>
          <table:table-cell table:formula="of:=1/[.F7]" office:value-type="float" office:value="1.60731655741172" calcext:value-type="float">
            <text:p>1.60731655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008276" calcext:value-type="float">
            <text:p>0.008276</text:p>
          </table:table-cell>
          <table:table-cell office:value-type="float" office:value="0.074294" calcext:value-type="float">
            <text:p>0.074294</text:p>
          </table:table-cell>
          <table:table-cell table:formula="of:=[.E8]/[.$E$1]" office:value-type="float" office:value="0.543013346197138" calcext:value-type="float">
            <text:p>0.5430133462</text:p>
          </table:table-cell>
          <table:table-cell table:formula="of:=1/[.F8]" office:value-type="float" office:value="1.841575362748" calcext:value-type="float">
            <text:p>1.84157536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008235" calcext:value-type="float">
            <text:p>0.008235</text:p>
          </table:table-cell>
          <table:table-cell office:value-type="float" office:value="0.061368" calcext:value-type="float">
            <text:p>0.061368</text:p>
          </table:table-cell>
          <table:table-cell table:formula="of:=[.E9]/[.$E$1]" office:value-type="float" office:value="0.448537473139499" calcext:value-type="float">
            <text:p>0.4485374731</text:p>
          </table:table-cell>
          <table:table-cell table:formula="of:=1/[.F9]" office:value-type="float" office:value="2.22946812671099" calcext:value-type="float">
            <text:p>2.22946812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6575" calcext:value-type="float">
            <text:p>0.036575</text:p>
          </table:table-cell>
          <table:table-cell office:value-type="float" office:value="8.32384" calcext:value-type="float">
            <text:p>8.32384</text:p>
          </table:table-cell>
          <table:table-cell table:formula="of:=[.E10]/[.E10]" office:value-type="float" office:value="1" calcext:value-type="float">
            <text:p>1</text:p>
          </table:table-cell>
          <table:table-cell table:formula="of:=1/[.F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38926" calcext:value-type="float">
            <text:p>0.038926</text:p>
          </table:table-cell>
          <table:table-cell office:value-type="float" office:value="1.789278" calcext:value-type="float">
            <text:p>1.789278</text:p>
          </table:table-cell>
          <table:table-cell table:formula="of:=[.E11]/[.$E$10]" office:value-type="float" office:value="0.214958240427495" calcext:value-type="float">
            <text:p>0.2149582404</text:p>
          </table:table-cell>
          <table:table-cell table:formula="of:=1/[.F11]" office:value-type="float" office:value="4.6520663641983" calcext:value-type="float">
            <text:p>4.652066364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36537" calcext:value-type="float">
            <text:p>0.036537</text:p>
          </table:table-cell>
          <table:table-cell office:value-type="float" office:value="0.98218" calcext:value-type="float">
            <text:p>0.98218</text:p>
          </table:table-cell>
          <table:table-cell table:formula="of:=[.E12]/[.$E$10]" office:value-type="float" office:value="0.1179960210672" calcext:value-type="float">
            <text:p>0.1179960211</text:p>
          </table:table-cell>
          <table:table-cell table:formula="of:=1/[.F12]" office:value-type="float" office:value="8.47486204158097" calcext:value-type="float">
            <text:p>8.47486204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37448" calcext:value-type="float">
            <text:p>0.037448</text:p>
          </table:table-cell>
          <table:table-cell office:value-type="float" office:value="0.670694" calcext:value-type="float">
            <text:p>0.670694</text:p>
          </table:table-cell>
          <table:table-cell table:formula="of:=[.E13]/[.$E$10]" office:value-type="float" office:value="0.0805750711210211" calcext:value-type="float">
            <text:p>0.0805750711</text:p>
          </table:table-cell>
          <table:table-cell table:formula="of:=1/[.F13]" office:value-type="float" office:value="12.4107864391213" calcext:value-type="float">
            <text:p>12.410786439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627197" calcext:value-type="float">
            <text:p>0.627197</text:p>
          </table:table-cell>
          <table:table-cell table:formula="of:=[.E14]/[.$E$10]" office:value-type="float" office:value="0.0753494781254805" calcext:value-type="float">
            <text:p>0.0753494781</text:p>
          </table:table-cell>
          <table:table-cell table:formula="of:=1/[.F14]" office:value-type="float" office:value="13.2714920511418" calcext:value-type="float">
            <text:p>13.27149205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3902" calcext:value-type="float">
            <text:p>0.03902</text:p>
          </table:table-cell>
          <table:table-cell office:value-type="float" office:value="0.687821" calcext:value-type="float">
            <text:p>0.687821</text:p>
          </table:table-cell>
          <table:table-cell table:formula="of:=[.E15]/[.$E$10]" office:value-type="float" office:value="0.0826326551207135" calcext:value-type="float">
            <text:p>0.0826326551</text:p>
          </table:table-cell>
          <table:table-cell table:formula="of:=1/[.F15]" office:value-type="float" office:value="12.1017532177703" calcext:value-type="float">
            <text:p>12.10175321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3857" calcext:value-type="float">
            <text:p>0.03857</text:p>
          </table:table-cell>
          <table:table-cell office:value-type="float" office:value="0.638659" calcext:value-type="float">
            <text:p>0.638659</text:p>
          </table:table-cell>
          <table:table-cell table:formula="of:=[.E16]/[.$E$10]" office:value-type="float" office:value="0.0767264868137783" calcext:value-type="float">
            <text:p>0.0767264868</text:p>
          </table:table-cell>
          <table:table-cell table:formula="of:=1/[.F16]" office:value-type="float" office:value="13.0333088549602" calcext:value-type="float">
            <text:p>13.0333088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039365" calcext:value-type="float">
            <text:p>0.039365</text:p>
          </table:table-cell>
          <table:table-cell office:value-type="float" office:value="0.546503" calcext:value-type="float">
            <text:p>0.546503</text:p>
          </table:table-cell>
          <table:table-cell table:formula="of:=[.E17]/[.$E$10]" office:value-type="float" office:value="0.0656551543518376" calcext:value-type="float">
            <text:p>0.0656551544</text:p>
          </table:table-cell>
          <table:table-cell table:formula="of:=1/[.F17]" office:value-type="float" office:value="15.2310966270999" calcext:value-type="float">
            <text:p>15.231096627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039374" calcext:value-type="float">
            <text:p>0.039374</text:p>
          </table:table-cell>
          <table:table-cell office:value-type="float" office:value="0.499063" calcext:value-type="float">
            <text:p>0.499063</text:p>
          </table:table-cell>
          <table:table-cell table:formula="of:=[.E18]/[.$E$10]" office:value-type="float" office:value="0.0599558617176688" calcext:value-type="float">
            <text:p>0.0599558617</text:p>
          </table:table-cell>
          <table:table-cell table:formula="of:=1/[.F18]" office:value-type="float" office:value="16.6789363266762" calcext:value-type="float">
            <text:p>16.67893632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0215" calcext:value-type="float">
            <text:p>0.180215</text:p>
          </table:table-cell>
          <table:table-cell office:value-type="float" office:value="81.919144" calcext:value-type="float">
            <text:p>81.919144</text:p>
          </table:table-cell>
          <table:table-cell table:formula="of:=[.E19]/[.E19]" office:value-type="float" office:value="1" calcext:value-type="float">
            <text:p>1</text:p>
          </table:table-cell>
          <table:table-cell table:formula="of:=1/[.F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79452" calcext:value-type="float">
            <text:p>0.179452</text:p>
          </table:table-cell>
          <table:table-cell office:value-type="float" office:value="17.612401" calcext:value-type="float">
            <text:p>17.612401</text:p>
          </table:table-cell>
          <table:table-cell table:formula="of:=[.E20]/[.$E$19]" office:value-type="float" office:value="0.214997375949143" calcext:value-type="float">
            <text:p>0.2149973759</text:p>
          </table:table-cell>
          <table:table-cell table:formula="of:=1/[.F20]" office:value-type="float" office:value="4.65121955831008" calcext:value-type="float">
            <text:p>4.651219558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83643" calcext:value-type="float">
            <text:p>0.183643</text:p>
          </table:table-cell>
          <table:table-cell office:value-type="float" office:value="9.42893" calcext:value-type="float">
            <text:p>9.42893</text:p>
          </table:table-cell>
          <table:table-cell table:formula="of:=[.E21]/[.$E$19]" office:value-type="float" office:value="0.1151004458738" calcext:value-type="float">
            <text:p>0.1151004459</text:p>
          </table:table-cell>
          <table:table-cell table:formula="of:=1/[.F21]" office:value-type="float" office:value="8.68806365091267" calcext:value-type="float">
            <text:p>8.68806365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177496" calcext:value-type="float">
            <text:p>0.177496</text:p>
          </table:table-cell>
          <table:table-cell office:value-type="float" office:value="6.309168" calcext:value-type="float">
            <text:p>6.309168</text:p>
          </table:table-cell>
          <table:table-cell table:formula="of:=[.E22]/[.$E$19]" office:value-type="float" office:value="0.0770170157051446" calcext:value-type="float">
            <text:p>0.0770170157</text:p>
          </table:table-cell>
          <table:table-cell table:formula="of:=1/[.F22]" office:value-type="float" office:value="12.9841437095985" calcext:value-type="float">
            <text:p>12.98414370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190737" calcext:value-type="float">
            <text:p>0.190737</text:p>
          </table:table-cell>
          <table:table-cell office:value-type="float" office:value="4.834022" calcext:value-type="float">
            <text:p>4.834022</text:p>
          </table:table-cell>
          <table:table-cell table:formula="of:=[.E23]/[.$E$19]" office:value-type="float" office:value="0.0590096742221818" calcext:value-type="float">
            <text:p>0.0590096742</text:p>
          </table:table-cell>
          <table:table-cell table:formula="of:=1/[.F23]" office:value-type="float" office:value="16.9463738476987" calcext:value-type="float">
            <text:p>16.94637384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189227" calcext:value-type="float">
            <text:p>0.189227</text:p>
          </table:table-cell>
          <table:table-cell office:value-type="float" office:value="5.673005" calcext:value-type="float">
            <text:p>5.673005</text:p>
          </table:table-cell>
          <table:table-cell table:formula="of:=[.E24]/[.$E$19]" office:value-type="float" office:value="0.0692512729381059" calcext:value-type="float">
            <text:p>0.0692512729</text:p>
          </table:table-cell>
          <table:table-cell table:formula="of:=1/[.F24]" office:value-type="float" office:value="14.4401677770423" calcext:value-type="float">
            <text:p>14.4401677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186448" calcext:value-type="float">
            <text:p>0.186448</text:p>
          </table:table-cell>
          <table:table-cell office:value-type="float" office:value="4.915481" calcext:value-type="float">
            <text:p>4.915481</text:p>
          </table:table-cell>
          <table:table-cell table:formula="of:=[.E25]/[.$E$19]" office:value-type="float" office:value="0.0600040571713005" calcext:value-type="float">
            <text:p>0.0600040572</text:p>
          </table:table-cell>
          <table:table-cell table:formula="of:=1/[.F25]" office:value-type="float" office:value="16.6655397508403" calcext:value-type="float">
            <text:p>16.66553975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180064" calcext:value-type="float">
            <text:p>0.180064</text:p>
          </table:table-cell>
          <table:table-cell office:value-type="float" office:value="4.304687" calcext:value-type="float">
            <text:p>4.304687</text:p>
          </table:table-cell>
          <table:table-cell table:formula="of:=[.E26]/[.$E$19]" office:value-type="float" office:value="0.0525479978159928" calcext:value-type="float">
            <text:p>0.0525479978</text:p>
          </table:table-cell>
          <table:table-cell table:formula="of:=1/[.F26]" office:value-type="float" office:value="19.0302207802797" calcext:value-type="float">
            <text:p>19.03022078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187893" calcext:value-type="float">
            <text:p>0.187893</text:p>
          </table:table-cell>
          <table:table-cell office:value-type="float" office:value="4.444649" calcext:value-type="float">
            <text:p>4.444649</text:p>
          </table:table-cell>
          <table:table-cell table:formula="of:=[.E27]/[.$E$19]" office:value-type="float" office:value="0.0542565361766964" calcext:value-type="float">
            <text:p>0.0542565362</text:p>
          </table:table-cell>
          <table:table-cell table:formula="of:=1/[.F27]" office:value-type="float" office:value="18.4309591151067" calcext:value-type="float">
            <text:p>18.430959115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85746" calcext:value-type="float">
            <text:p>0.585746</text:p>
          </table:table-cell>
          <table:table-cell office:value-type="float" office:value="379.905421" calcext:value-type="float">
            <text:p>379.905421</text:p>
          </table:table-cell>
          <table:table-cell table:formula="of:=[.E28]/[.E28]" office:value-type="float" office:value="1" calcext:value-type="float">
            <text:p>1</text:p>
          </table:table-cell>
          <table:table-cell table:formula="of:=1/[.F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53751" calcext:value-type="float">
            <text:p>0.553751</text:p>
          </table:table-cell>
          <table:table-cell office:value-type="float" office:value="72.595633" calcext:value-type="float">
            <text:p>72.595633</text:p>
          </table:table-cell>
          <table:table-cell table:formula="of:=[.E29]/[.$E$28]" office:value-type="float" office:value="0.191088699942505" calcext:value-type="float">
            <text:p>0.1910886999</text:p>
          </table:table-cell>
          <table:table-cell table:formula="of:=1/[.F29]" office:value-type="float" office:value="5.23317182178162" calcext:value-type="float">
            <text:p>5.233171821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48506" calcext:value-type="float">
            <text:p>0.548506</text:p>
          </table:table-cell>
          <table:table-cell office:value-type="float" office:value="38.912887" calcext:value-type="float">
            <text:p>38.912887</text:p>
          </table:table-cell>
          <table:table-cell table:formula="of:=[.E30]/[.$E$28]" office:value-type="float" office:value="0.102427827688197" calcext:value-type="float">
            <text:p>0.1024278277</text:p>
          </table:table-cell>
          <table:table-cell table:formula="of:=1/[.F30]" office:value-type="float" office:value="9.76297186584999" calcext:value-type="float">
            <text:p>9.762971865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549589" calcext:value-type="float">
            <text:p>0.549589</text:p>
          </table:table-cell>
          <table:table-cell office:value-type="float" office:value="26.133908" calcext:value-type="float">
            <text:p>26.133908</text:p>
          </table:table-cell>
          <table:table-cell table:formula="of:=[.E31]/[.$E$28]" office:value-type="float" office:value="0.0687905635334433" calcext:value-type="float">
            <text:p>0.0687905635</text:p>
          </table:table-cell>
          <table:table-cell table:formula="of:=1/[.F31]" office:value-type="float" office:value="14.5368775691718" calcext:value-type="float">
            <text:p>14.536877569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50058" calcext:value-type="float">
            <text:p>0.550058</text:p>
          </table:table-cell>
          <table:table-cell office:value-type="float" office:value="19.820675" calcext:value-type="float">
            <text:p>19.820675</text:p>
          </table:table-cell>
          <table:table-cell table:formula="of:=[.E32]/[.$E$28]" office:value-type="float" office:value="0.0521726564149239" calcext:value-type="float">
            <text:p>0.0521726564</text:p>
          </table:table-cell>
          <table:table-cell table:formula="of:=1/[.F32]" office:value-type="float" office:value="19.1671283142476" calcext:value-type="float">
            <text:p>19.167128314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551645" calcext:value-type="float">
            <text:p>0.551645</text:p>
          </table:table-cell>
          <table:table-cell office:value-type="float" office:value="21.94133" calcext:value-type="float">
            <text:p>21.94133</text:p>
          </table:table-cell>
          <table:table-cell table:formula="of:=[.E33]/[.$E$28]" office:value-type="float" office:value="0.057754716798316" calcext:value-type="float">
            <text:p>0.0577547168</text:p>
          </table:table-cell>
          <table:table-cell table:formula="of:=1/[.F33]" office:value-type="float" office:value="17.3146031256993" calcext:value-type="float">
            <text:p>17.314603125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550959" calcext:value-type="float">
            <text:p>0.550959</text:p>
          </table:table-cell>
          <table:table-cell office:value-type="float" office:value="19.670081" calcext:value-type="float">
            <text:p>19.670081</text:p>
          </table:table-cell>
          <table:table-cell table:formula="of:=[.E34]/[.$E$28]" office:value-type="float" office:value="0.0517762577544267" calcext:value-type="float">
            <text:p>0.0517762578</text:p>
          </table:table-cell>
          <table:table-cell table:formula="of:=1/[.F34]" office:value-type="float" office:value="19.3138717120687" calcext:value-type="float">
            <text:p>19.313871712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550118" calcext:value-type="float">
            <text:p>0.550118</text:p>
          </table:table-cell>
          <table:table-cell office:value-type="float" office:value="17.172593" calcext:value-type="float">
            <text:p>17.172593</text:p>
          </table:table-cell>
          <table:table-cell table:formula="of:=[.E35]/[.$E$28]" office:value-type="float" office:value="0.0452022847023286" calcext:value-type="float">
            <text:p>0.0452022847</text:p>
          </table:table-cell>
          <table:table-cell table:formula="of:=1/[.F35]" office:value-type="float" office:value="22.1227755761754" calcext:value-type="float">
            <text:p>22.122775576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551759" calcext:value-type="float">
            <text:p>0.551759</text:p>
          </table:table-cell>
          <table:table-cell office:value-type="float" office:value="17.271112" calcext:value-type="float">
            <text:p>17.271112</text:p>
          </table:table-cell>
          <table:table-cell table:formula="of:=[.E36]/[.$E$28]" office:value-type="float" office:value="0.0454616097726071" calcext:value-type="float">
            <text:p>0.0454616098</text:p>
          </table:table-cell>
          <table:table-cell table:formula="of:=1/[.F36]" office:value-type="float" office:value="21.9965814013597" calcext:value-type="float">
            <text:p>21.996581401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[.E38]*4" office:value-type="float" office:value="732.608332" calcext:value-type="float">
            <text:p>732.608332</text:p>
          </table:table-cell>
          <table:table-cell table:formula="of:=[.E37]/[.E37]" office:value-type="float" office:value="1" calcext:value-type="float">
            <text:p>1</text:p>
          </table:table-cell>
          <table:table-cell table:formula="of:=1/[.F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033727" calcext:value-type="float">
            <text:p>1.033727</text:p>
          </table:table-cell>
          <table:table-cell office:value-type="float" office:value="183.152083" calcext:value-type="float">
            <text:p>183.152083</text:p>
          </table:table-cell>
          <table:table-cell table:formula="of:=[.E38]/[.$E$37]" office:value-type="float" office:value="0.25" calcext:value-type="float">
            <text:p>0.25</text:p>
          </table:table-cell>
          <table:table-cell table:formula="of:=1/[.F3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030411" calcext:value-type="float">
            <text:p>1.030411</text:p>
          </table:table-cell>
          <table:table-cell office:value-type="float" office:value="102.377162" calcext:value-type="float">
            <text:p>102.377162</text:p>
          </table:table-cell>
          <table:table-cell table:formula="of:=[.E39]/[.$E$37]" office:value-type="float" office:value="0.139743376546801" calcext:value-type="float">
            <text:p>0.1397433765</text:p>
          </table:table-cell>
          <table:table-cell table:formula="of:=1/[.F39]" office:value-type="float" office:value="7.15597422010976" calcext:value-type="float">
            <text:p>7.155974220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031862" calcext:value-type="float">
            <text:p>1.031862</text:p>
          </table:table-cell>
          <table:table-cell office:value-type="float" office:value="67.713204" calcext:value-type="float">
            <text:p>67.713204</text:p>
          </table:table-cell>
          <table:table-cell table:formula="of:=[.E40]/[.$E$37]" office:value-type="float" office:value="0.0924275646922345" calcext:value-type="float">
            <text:p>0.0924275647</text:p>
          </table:table-cell>
          <table:table-cell table:formula="of:=1/[.F40]" office:value-type="float" office:value="10.8192832228113" calcext:value-type="float">
            <text:p>10.819283222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.03132" calcext:value-type="float">
            <text:p>1.03132</text:p>
          </table:table-cell>
          <table:table-cell office:value-type="float" office:value="51.827723" calcext:value-type="float">
            <text:p>51.827723</text:p>
          </table:table-cell>
          <table:table-cell table:formula="of:=[.E41]/[.$E$37]" office:value-type="float" office:value="0.0707441080536332" calcext:value-type="float">
            <text:p>0.0707441081</text:p>
          </table:table-cell>
          <table:table-cell table:formula="of:=1/[.F41]" office:value-type="float" office:value="14.1354527961801" calcext:value-type="float">
            <text:p>14.135452796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.031631" calcext:value-type="float">
            <text:p>1.031631</text:p>
          </table:table-cell>
          <table:table-cell office:value-type="float" office:value="55.588827" calcext:value-type="float">
            <text:p>55.588827</text:p>
          </table:table-cell>
          <table:table-cell table:formula="of:=[.E42]/[.$E$37]" office:value-type="float" office:value="0.0758779617592446" calcext:value-type="float">
            <text:p>0.0758779618</text:p>
          </table:table-cell>
          <table:table-cell table:formula="of:=1/[.F42]" office:value-type="float" office:value="13.1790572231359" calcext:value-type="float">
            <text:p>13.179057223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.032674" calcext:value-type="float">
            <text:p>1.032674</text:p>
          </table:table-cell>
          <table:table-cell office:value-type="float" office:value="50.389406" calcext:value-type="float">
            <text:p>50.389406</text:p>
          </table:table-cell>
          <table:table-cell table:formula="of:=[.E43]/[.$E$37]" office:value-type="float" office:value="0.0687808257141143" calcext:value-type="float">
            <text:p>0.0687808257</text:p>
          </table:table-cell>
          <table:table-cell table:formula="of:=1/[.F43]" office:value-type="float" office:value="14.5389356643736" calcext:value-type="float">
            <text:p>14.538935664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.047974" calcext:value-type="float">
            <text:p>1.047974</text:p>
          </table:table-cell>
          <table:table-cell office:value-type="float" office:value="43.283283" calcext:value-type="float">
            <text:p>43.283283</text:p>
          </table:table-cell>
          <table:table-cell table:formula="of:=[.E44]/[.$E$37]" office:value-type="float" office:value="0.0590810684364425" calcext:value-type="float">
            <text:p>0.0590810684</text:p>
          </table:table-cell>
          <table:table-cell table:formula="of:=1/[.F44]" office:value-type="float" office:value="16.9258956627666" calcext:value-type="float">
            <text:p>16.925895662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.030802" calcext:value-type="float">
            <text:p>1.030802</text:p>
          </table:table-cell>
          <table:table-cell office:value-type="float" office:value="42.753439" calcext:value-type="float">
            <text:p>42.753439</text:p>
          </table:table-cell>
          <table:table-cell table:formula="of:=[.E45]/[.$E$37]" office:value-type="float" office:value="0.0583578388786329" calcext:value-type="float">
            <text:p>0.0583578389</text:p>
          </table:table-cell>
          <table:table-cell table:formula="of:=1/[.F45]" office:value-type="float" office:value="17.1356585373167" calcext:value-type="float">
            <text:p>17.135658537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[.E47]*4" office:value-type="float" office:value="1548.988168" calcext:value-type="float">
            <text:p>1548.988168</text:p>
          </table:table-cell>
          <table:table-cell table:formula="of:=[.E46]/[.E46]" office:value-type="float" office:value="1" calcext:value-type="float">
            <text:p>1</text:p>
          </table:table-cell>
          <table:table-cell table:formula="of:=1/[.F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655787" calcext:value-type="float">
            <text:p>1.655787</text:p>
          </table:table-cell>
          <table:table-cell office:value-type="float" office:value="387.247042" calcext:value-type="float">
            <text:p>387.247042</text:p>
          </table:table-cell>
          <table:table-cell table:formula="of:=[.E47]/[.$E$46]" office:value-type="float" office:value="0.25" calcext:value-type="float">
            <text:p>0.25</text:p>
          </table:table-cell>
          <table:table-cell table:formula="of:=1/[.F4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65822" calcext:value-type="float">
            <text:p>1.65822</text:p>
          </table:table-cell>
          <table:table-cell office:value-type="float" office:value="209.308222" calcext:value-type="float">
            <text:p>209.308222</text:p>
          </table:table-cell>
          <table:table-cell table:formula="of:=[.E48]/[.$E$46]" office:value-type="float" office:value="0.135125771987175" calcext:value-type="float">
            <text:p>0.135125772</text:p>
          </table:table-cell>
          <table:table-cell table:formula="of:=1/[.F48]" office:value-type="float" office:value="7.40051276151015" calcext:value-type="float">
            <text:p>7.400512761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658381" calcext:value-type="float">
            <text:p>1.658381</text:p>
          </table:table-cell>
          <table:table-cell office:value-type="float" office:value="141.228929" calcext:value-type="float">
            <text:p>141.228929</text:p>
          </table:table-cell>
          <table:table-cell table:formula="of:=[.E49]/[.$E$46]" office:value-type="float" office:value="0.0911749566056078" calcext:value-type="float">
            <text:p>0.0911749566</text:p>
          </table:table-cell>
          <table:table-cell table:formula="of:=1/[.F49]" office:value-type="float" office:value="10.9679240575421" calcext:value-type="float">
            <text:p>10.967924057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.65965" calcext:value-type="float">
            <text:p>1.65965</text:p>
          </table:table-cell>
          <table:table-cell office:value-type="float" office:value="107.211277" calcext:value-type="float">
            <text:p>107.211277</text:p>
          </table:table-cell>
          <table:table-cell table:formula="of:=[.E50]/[.$E$46]" office:value-type="float" office:value="0.0692137481840339" calcext:value-type="float">
            <text:p>0.0692137482</text:p>
          </table:table-cell>
          <table:table-cell table:formula="of:=1/[.F50]" office:value-type="float" office:value="14.4479966225941" calcext:value-type="float">
            <text:p>14.447996622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.651995" calcext:value-type="float">
            <text:p>1.651995</text:p>
          </table:table-cell>
          <table:table-cell office:value-type="float" office:value="111.409326" calcext:value-type="float">
            <text:p>111.409326</text:p>
          </table:table-cell>
          <table:table-cell table:formula="of:=[.E51]/[.$E$46]" office:value-type="float" office:value="0.0719239360903885" calcext:value-type="float">
            <text:p>0.0719239361</text:p>
          </table:table-cell>
          <table:table-cell table:formula="of:=1/[.F51]" office:value-type="float" office:value="13.9035772283552" calcext:value-type="float">
            <text:p>13.903577228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.65277" calcext:value-type="float">
            <text:p>1.65277</text:p>
          </table:table-cell>
          <table:table-cell office:value-type="float" office:value="105.991707" calcext:value-type="float">
            <text:p>105.991707</text:p>
          </table:table-cell>
          <table:table-cell table:formula="of:=[.E52]/[.$E$46]" office:value-type="float" office:value="0.0684264148620663" calcext:value-type="float">
            <text:p>0.0684264149</text:p>
          </table:table-cell>
          <table:table-cell table:formula="of:=1/[.F52]" office:value-type="float" office:value="14.6142392819468" calcext:value-type="float">
            <text:p>14.614239281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.652531" calcext:value-type="float">
            <text:p>1.652531</text:p>
          </table:table-cell>
          <table:table-cell office:value-type="float" office:value="97.041795" calcext:value-type="float">
            <text:p>97.041795</text:p>
          </table:table-cell>
          <table:table-cell table:formula="of:=[.E53]/[.$E$46]" office:value-type="float" office:value="0.0626485062989842" calcext:value-type="float">
            <text:p>0.0626485063</text:p>
          </table:table-cell>
          <table:table-cell table:formula="of:=1/[.F53]" office:value-type="float" office:value="15.9620725070059" calcext:value-type="float">
            <text:p>15.96207250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.652592" calcext:value-type="float">
            <text:p>1.652592</text:p>
          </table:table-cell>
          <table:table-cell office:value-type="float" office:value="93.206691" calcext:value-type="float">
            <text:p>93.206691</text:p>
          </table:table-cell>
          <table:table-cell table:formula="of:=[.E54]/[.$E$46]" office:value-type="float" office:value="0.0601726294141712" calcext:value-type="float">
            <text:p>0.0601726294</text:p>
          </table:table-cell>
          <table:table-cell table:formula="of:=1/[.F54]" office:value-type="float" office:value="16.618851623002" calcext:value-type="float">
            <text:p>16.618851623</text:p>
          </table:table-cell>
        </table:table-row>
      </table:table>
      <table:named-expressions/>
      <table:database-ranges>
        <table:database-range table:name="__Anonymous_Sheet_DB__6" table:target-range-address="Sheet7.A1:Sheet7.E54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 style:data-style-name="N2" text:time-value="21:08:18.7448417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07:25:05.808267589</meta:creation-date>
    <dc:date>2018-06-19T21:23:31.913276769</dc:date>
    <meta:editing-duration>PT11M41S</meta:editing-duration>
    <meta:editing-cycles>3</meta:editing-cycles>
    <meta:generator>LibreOffice/5.1.6.2$Linux_X86_64 LibreOffice_project/10m0$Build-2</meta:generator>
    <meta:document-statistic meta:table-count="7" meta:cell-count="96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57cm" svg:y="0.316cm" chart:style-name="ch2">
          <text:p>Speedup</text:p>
        </chart:title>
        <chart:subtitle svg:x="5.191cm" svg:y="1.275cm" chart:style-name="ch3">
          <text:p>Number Processors v Speedup</text:p>
        </chart:subtitle>
        <chart:legend chart:legend-position="start" svg:x="0.21cm" svg:y="3.952cm" style:legend-expansion="high" chart:style-name="ch4"/>
        <chart:plot-area chart:style-name="ch5" table:cell-range-address="'500'.H2:'500'.I10" chart:data-source-has-labels="row" svg:x="3.971cm" svg:y="2.138cm" svg:width="11.709cm" svg:height="5.701cm">
          <chartooo:coordinate-region svg:x="4.592cm" svg:y="2.337cm" svg:width="10.901cm" svg:height="4.855cm"/>
          <chart:axis chart:dimension="x" chart:name="primary-x" chart:style-name="ch6">
            <chart:title svg:x="8.299cm" svg:y="8.019cm" chart:style-name="ch7">
              <text:p>Number Processors </text:p>
            </chart:title>
          </chart:axis>
          <chart:axis chart:dimension="y" chart:name="primary-y" chart:style-name="ch6">
            <chart:title svg:x="3.091cm" svg:y="5.707cm" chart:style-name="ch8">
              <text:p>Speedup</text:p>
            </chart:title>
            <chart:grid chart:style-name="ch9" chart:class="major"/>
          </chart:axis>
          <chart:series chart:style-name="ch10" chart:values-cell-range-address="'500'.I2:'500'.I10" loext:label-string="speedup" chart:class="chart:scatter">
            <chart:domain table:cell-range-address="'500'.H2:'500'.H10"/>
            <chart:data-point chart:repeated="9"/>
          </chart:series>
          <chart:series chart:style-name="ch11" chart:values-cell-range-address="'500'.H2:'500'.H10" loext:label-string="linear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peedup</text:p>
              </table:table-cell>
              <table:table-cell office:value-type="string">
                <text:p>linea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500'.H2:'500'.H10</svg:desc>
                </draw:g>
              </table:table-cell>
              <table:table-cell office:value-type="float" office:value="1">
                <text:p>1</text:p>
                <draw:g>
                  <svg:desc>'500'.I2:'500'.I10</svg:desc>
                </draw:g>
              </table:table-cell>
              <table:table-cell office:value-type="float" office:value="1">
                <text:p>1</text:p>
                <draw:g>
                  <svg:desc>'500'.H2:'500'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17522658610272">
                <text:p>4.175226586102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.5108545034642">
                <text:p>3.51085450346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.21614266971184">
                <text:p>2.216142669711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.24814581679849">
                <text:p>1.248145816798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.44377611751298">
                <text:p>1.443776117512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.60731655741172">
                <text:p>1.607316557411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.841575362748">
                <text:p>1.8415753627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2.22946812671099">
                <text:p>2.22946812671099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'1000'.J2:'1000'.K41" chart:data-source-has-labels="row" svg:x="0.32cm" svg:y="0.18cm" svg:width="12.508cm" svg:height="8.64cm">
          <chartooo:coordinate-region svg:x="0.941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000'.K2:'1000'.K41" chart:class="chart:scatter">
            <chart:domain table:cell-range-address="'1000'.J2:'1000'.J41"/>
            <chart:data-point chart:repeated="40"/>
          </chart:series>
          <chart:series chart:style-name="ch7" chart:values-cell-range-address="'1000'.J2:'1000'.J41" loext:label-string="linear" chart:class="chart:scatter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linea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000'.J2:'1000'.J41</svg:desc>
                </draw:g>
              </table:table-cell>
              <table:table-cell office:value-type="float" office:value="1">
                <text:p>1</text:p>
                <draw:g>
                  <svg:desc>'1000'.K2:'1000'.K41</svg:desc>
                </draw:g>
              </table:table-cell>
              <table:table-cell office:value-type="float" office:value="1">
                <text:p>1</text:p>
                <draw:g>
                  <svg:desc>'1000'.J2:'1000'.J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6520663641983">
                <text:p>4.65206636419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8.47486204158097">
                <text:p>8.474862041580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2.4107864391213">
                <text:p>12.41078643912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3.2714920511418">
                <text:p>13.27149205114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2.1017532177703">
                <text:p>12.10175321777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3.0333088549602">
                <text:p>13.03330885496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5.2310966270999">
                <text:p>15.23109662709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6.6789363266762">
                <text:p>16.67893632667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'2000'.J2:'2000'.K41" chart:data-source-has-labels="row" svg:x="0.32cm" svg:y="0.18cm" svg:width="12.508cm" svg:height="8.64cm">
          <chartooo:coordinate-region svg:x="0.941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000'.K2:'2000'.K41" chart:class="chart:scatter">
            <chart:domain table:cell-range-address="'2000'.J2:'2000'.J41"/>
            <chart:data-point chart:repeated="40"/>
          </chart:series>
          <chart:series chart:style-name="ch7" chart:values-cell-range-address="'2000'.J2:'2000'.J41" loext:label-string="linear" chart:class="chart:scatter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linea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000'.J2:'2000'.J41</svg:desc>
                </draw:g>
              </table:table-cell>
              <table:table-cell office:value-type="float" office:value="1">
                <text:p>1</text:p>
                <draw:g>
                  <svg:desc>'2000'.K2:'2000'.K41</svg:desc>
                </draw:g>
              </table:table-cell>
              <table:table-cell office:value-type="float" office:value="1">
                <text:p>1</text:p>
                <draw:g>
                  <svg:desc>'2000'.J2:'2000'.J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2922500915045">
                <text:p>1.929225009150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81125154697093">
                <text:p>2.811251546970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0061416191975">
                <text:p>3.800614161919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72931607035173">
                <text:p>4.729316070351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1819145394378">
                <text:p>4.518191453943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79645883893611">
                <text:p>4.796458838936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86053001858728">
                <text:p>4.860530018587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97869983977921">
                <text:p>4.978699839779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08901642403191">
                <text:p>5.089016424031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97638283486489">
                <text:p>4.976382834864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94040775264409">
                <text:p>4.940407752644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12465742805663">
                <text:p>5.124657428056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2264643113281">
                <text:p>5.22646431132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21917032647116">
                <text:p>5.219170326471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31614635109063">
                <text:p>5.316146351090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.5460093600444">
                <text:p>11.54600936004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1327023143813">
                <text:p>11.13270231438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.9768292919839">
                <text:p>10.97682929198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.598531321709">
                <text:p>11.59853132170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.6793970520127">
                <text:p>11.67939705201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.6304803667086">
                <text:p>11.63048036670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.8683054007774">
                <text:p>11.86830540077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1.9064263464711">
                <text:p>11.90642634647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.8056297518414">
                <text:p>11.80562975184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.635684666604">
                <text:p>11.6356846666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1.9218481410387">
                <text:p>11.92184814103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2.1074968447453">
                <text:p>12.10749684474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.5983016449373">
                <text:p>11.59830164493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2.3735544574122">
                <text:p>12.37355445741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1.8980671695793">
                <text:p>11.89806716957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1.9119293369179">
                <text:p>11.91192933691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2.2010099348579">
                <text:p>12.20100993485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.96699729504">
                <text:p>11.966997295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2.0990024008834">
                <text:p>12.09900240088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.9986399465972">
                <text:p>11.99863994659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.8451930659646">
                <text:p>11.845193065964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2.2752465664337">
                <text:p>12.27524656643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.845593310446">
                <text:p>11.84559331044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2.2395048740931">
                <text:p>12.2395048740931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